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ヒラギノ角ゴ Pro W3" svg:font-family="'ヒラギノ角ゴ Pro W3'" style:font-family-generic="roman"/>
    <style:font-face style:name="Helvetica" svg:font-family="Helvetica" style:font-family-generic="swiss"/>
    <style:font-face style:name="Cambria" svg:font-family="Cambria" style:font-family-generic="roman" style:font-pitch="variable"/>
    <style:font-face style:name="Helvetica+2" svg:font-family="Helvetica+2" style:font-family-generic="roman" style:font-pitch="variable"/>
    <style:font-face style:name="Liberation Serif" svg:font-family="'Liberation Serif'" style:font-family-generic="roman" style:font-pitch="variable"/>
    <style:font-face style:name="Times-Roman+2" svg:font-family="Times-Roman+2" style:font-family-generic="roman" style:font-pitch="variable"/>
    <style:font-face style:name="Liberation Sans" svg:font-family="'Liberation Sans'" style:font-family-generic="swiss" style:font-pitch="variable"/>
    <style:font-face style:name="Helvetica+21" svg:font-family="Helvetica+2" style:font-family-generic="system" style:font-pitch="variable"/>
    <style:font-face style:name="Lohit Hindi" svg:font-family="'Lohit Hindi'" style:font-family-generic="system" style:font-pitch="variable"/>
    <style:font-face style:name="Times-Roman+21" svg:font-family="Times-Roman+2" style:font-family-generic="system" style:font-pitch="variable"/>
    <style:font-face style:name="WenQuanYi Micro Hei" svg:font-family="'WenQuanYi Micro Hei'" style:font-family-generic="system" style:font-pitch="variable"/>
  </office:font-face-decls>
  <office:automatic-styles>
    <style:style style:name="TestSchedule" style:family="table">
      <style:table-properties style:width="6.5in" table:align="margins" style:writing-mode="lr-tb"/>
    </style:style>
    <style:style style:name="TestSchedule.A" style:family="table-column">
      <style:table-column-properties style:column-width="2.1667in" style:rel-column-width="21845*"/>
    </style:style>
    <style:style style:name="TestSchedule.A1" style:family="table-cell">
      <style:table-cell-properties fo:padding="0.0382in" fo:border-left="0.0007in solid #000000" fo:border-right="none" fo:border-top="0.0007in solid #000000" fo:border-bottom="0.0007in solid #000000"/>
    </style:style>
    <style:style style:name="TestSchedule.C1" style:family="table-cell">
      <style:table-cell-properties fo:padding="0.0382in" fo:border="0.0007in solid #000000"/>
    </style:style>
    <style:style style:name="TestSchedule.A2" style:family="table-cell">
      <style:table-cell-properties fo:padding="0.0382in" fo:border-left="0.0007in solid #000000" fo:border-right="none" fo:border-top="none" fo:border-bottom="0.0007in solid #000000"/>
    </style:style>
    <style:style style:name="TestSchedule.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top="0in" fo:margin-bottom="0in" fo:line-height="100%"/>
      <style:text-properties style:font-name="Times-Roman+2" fo:font-size="10pt" style:font-size-asian="10pt" style:font-name-complex="Times-Roman+21" style:font-size-complex="10pt"/>
    </style:style>
    <style:style style:name="P2" style:family="paragraph" style:parent-style-name="Standard">
      <style:paragraph-properties fo:margin-top="0in" fo:margin-bottom="0in" fo:line-height="100%"/>
      <style:text-properties style:font-name="Helvetica+2" fo:font-size="8pt" style:font-size-asian="8pt" style:font-name-complex="Helvetica+21" style:font-size-complex="8pt"/>
    </style:style>
    <style:style style:name="P3" style:family="paragraph" style:parent-style-name="Standard">
      <style:paragraph-properties fo:margin-top="0in" fo:margin-bottom="0in" fo:line-height="100%"/>
    </style:style>
    <style:style style:name="P4" style:family="paragraph" style:parent-style-name="Text_20_body">
      <style:text-properties style:font-name="Times-Roman+2" fo:font-size="10pt" style:font-size-asian="10pt" style:font-name-complex="Times-Roman+21" style:font-size-complex="10pt"/>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weight="normal" style:font-weight-asian="normal" style:font-weight-complex="normal"/>
    </style:style>
    <style:style style:name="P7" style:family="paragraph" style:parent-style-name="Standard">
      <style:text-properties style:font-name="Times-Roman+2" fo:font-size="10pt" style:font-size-asian="10pt" style:font-name-complex="Times-Roman+21" style:font-size-complex="10pt"/>
    </style:style>
    <style:style style:name="P8" style:family="paragraph" style:parent-style-name="Heading_20_1" style:list-style-name="WW8Num1">
      <style:paragraph-properties fo:margin-left="0.278in" fo:margin-right="0in" fo:text-indent="-0.278in" style:auto-text-indent="false"/>
    </style:style>
    <style:style style:name="P9" style:family="paragraph" style:parent-style-name="Heading_20_1" style:list-style-name="WW8Num4">
      <style:paragraph-properties fo:margin-left="0.278in" fo:margin-right="0in" fo:text-indent="-0.278in" style:auto-text-indent="false"/>
    </style:style>
    <style:style style:name="P10" style:family="paragraph" style:parent-style-name="Heading_20_1" style:list-style-name="WW8Num7">
      <style:paragraph-properties fo:margin-left="0.278in" fo:margin-right="0in" fo:text-indent="-0.278in" style:auto-text-indent="false"/>
    </style:style>
    <style:style style:name="P11" style:family="paragraph" style:parent-style-name="Heading_20_1" style:list-style-name="WW8Num16">
      <style:paragraph-properties fo:margin-left="0.278in" fo:margin-right="0in" fo:text-indent="-0.278in" style:auto-text-indent="false"/>
    </style:style>
    <style:style style:name="P12" style:family="paragraph" style:parent-style-name="Table_20_Contents" style:list-style-name="L1"/>
    <style:style style:name="P13" style:family="paragraph" style:parent-style-name="Title">
      <style:paragraph-properties fo:text-align="center" style:justify-single-word="false"/>
    </style:style>
    <style:style style:name="P14" style:family="paragraph" style:parent-style-name="Title" style:master-page-name="Standard">
      <style:paragraph-properties fo:text-align="center" style:justify-single-word="false" style:page-number="auto"/>
    </style:style>
    <style:style style:name="P15" style:family="paragraph" style:parent-style-name="Title" style:master-page-name="Standard">
      <style:paragraph-properties style:page-number="auto" fo:break-before="page"/>
    </style:style>
    <style:style style:name="P16" style:family="paragraph" style:parent-style-name="Title">
      <style:paragraph-properties fo:break-before="page"/>
    </style:style>
    <style:style style:name="P17" style:family="paragraph" style:parent-style-name="Body">
      <style:text-properties style:text-underline-style="solid" style:text-underline-width="auto" style:text-underline-color="font-color"/>
    </style:style>
    <style:style style:name="P18" style:family="paragraph" style:parent-style-name="Body">
      <style:text-properties style:text-underline-style="none"/>
    </style:style>
    <style:style style:name="P19" style:family="paragraph" style:parent-style-name="Body">
      <style:paragraph-properties fo:text-align="center" style:justify-single-word="false"/>
    </style:style>
    <style:style style:name="P20" style:family="paragraph" style:parent-style-name="Body">
      <style:paragraph-properties fo:text-align="start" style:justify-single-word="false"/>
    </style:style>
    <style:style style:name="P21" style:family="paragraph" style:parent-style-name="Body" style:list-style-name="WW8Num3">
      <style:paragraph-properties fo:margin-left="0.1252in" fo:margin-right="0in" fo:text-indent="-0.1252in" style:auto-text-indent="false"/>
    </style:style>
    <style:style style:name="P22" style:family="paragraph" style:parent-style-name="Body" style:list-style-name="WW8Num6">
      <style:paragraph-properties fo:margin-left="0.25in" fo:margin-right="0in" fo:text-indent="-0.25in" style:auto-text-indent="false"/>
    </style:style>
    <style:style style:name="P23" style:family="paragraph" style:parent-style-name="Body" style:list-style-name="WW8Num9">
      <style:paragraph-properties fo:margin-left="0.25in" fo:margin-right="0in" fo:text-indent="-0.25in" style:auto-text-indent="false"/>
    </style:style>
    <style:style style:name="P24" style:family="paragraph" style:parent-style-name="Body" style:list-style-name="WW8Num10">
      <style:paragraph-properties fo:margin-left="0.25in" fo:margin-right="0in" fo:text-indent="-0.25in" style:auto-text-indent="false"/>
    </style:style>
    <style:style style:name="P25" style:family="paragraph" style:parent-style-name="Body" style:list-style-name="WW8Num11">
      <style:paragraph-properties fo:margin-left="0.25in" fo:margin-right="0in" fo:text-indent="-0.25in" style:auto-text-indent="false"/>
    </style:style>
    <style:style style:name="P26" style:family="paragraph" style:parent-style-name="Body" style:list-style-name="WW8Num12">
      <style:paragraph-properties fo:margin-left="0.25in" fo:margin-right="0in" fo:text-indent="-0.25in" style:auto-text-indent="false"/>
    </style:style>
    <style:style style:name="P27" style:family="paragraph" style:parent-style-name="Body" style:list-style-name="WW8Num13">
      <style:paragraph-properties fo:margin-left="0.25in" fo:margin-right="0in" fo:text-indent="-0.25in" style:auto-text-indent="false"/>
    </style:style>
    <style:style style:name="P28" style:family="paragraph" style:parent-style-name="Body" style:list-style-name="WW8Num14">
      <style:paragraph-properties fo:margin-left="0.25in" fo:margin-right="0in" fo:text-indent="-0.25in" style:auto-text-indent="false"/>
    </style:style>
    <style:style style:name="P29" style:family="paragraph" style:parent-style-name="Body" style:list-style-name="WW8Num15">
      <style:paragraph-properties fo:margin-left="0.25in" fo:margin-right="0in" fo:text-indent="-0.25in" style:auto-text-indent="false"/>
    </style:style>
    <style:style style:name="P30" style:family="paragraph" style:parent-style-name="Body" style:list-style-name="WW8Num17">
      <style:paragraph-properties fo:margin-left="0.25in" fo:margin-right="0in" fo:text-indent="-0.25in" style:auto-text-indent="false"/>
    </style:style>
    <style:style style:name="P31" style:family="paragraph" style:parent-style-name="Body" style:list-style-name="WW8Num18">
      <style:paragraph-properties fo:margin-left="0.25in" fo:margin-right="0in" fo:text-indent="-0.25in" style:auto-text-indent="false"/>
      <style:text-properties style:text-underline-style="none"/>
    </style:style>
    <style:style style:name="P32" style:family="paragraph" style:parent-style-name="Body" style:list-style-name="WW8Num18">
      <style:paragraph-properties fo:margin-left="0.25in" fo:margin-right="0in" fo:text-indent="-0.25in" style:auto-text-indent="false"/>
    </style:style>
    <style:style style:name="P33" style:family="paragraph" style:parent-style-name="Body" style:list-style-name="WW8Num19">
      <style:paragraph-properties fo:margin-left="0.25in" fo:margin-right="0in" fo:text-indent="-0.25in" style:auto-text-indent="false"/>
    </style:style>
    <style:style style:name="P34" style:family="paragraph" style:parent-style-name="Body" style:list-style-name="WW8Num16">
      <style:paragraph-properties fo:margin-left="0.1807in" fo:margin-right="0in" fo:text-indent="-0.1807in" style:auto-text-indent="false"/>
    </style:style>
    <style:style style:name="P35" style:family="paragraph" style:parent-style-name="Contents_20_2">
      <style:paragraph-properties>
        <style:tab-stops>
          <style:tab-stop style:position="6.5in" style:type="right" style:leader-style="dotted" style:leader-text="."/>
        </style:tab-stops>
      </style:paragraph-properties>
    </style:style>
    <style:style style:name="P36" style:family="paragraph" style:parent-style-name="Contents_20_1">
      <style:paragraph-properties>
        <style:tab-stops>
          <style:tab-stop style:position="6.5in" style:type="right" style:leader-style="dotted" style:leader-text="."/>
        </style:tab-stops>
      </style:paragraph-properties>
    </style:style>
    <style:style style:name="P37" style:family="paragraph" style:parent-style-name="Contents_20_3">
      <style:paragraph-properties>
        <style:tab-stops>
          <style:tab-stop style:position="6.5in" style:type="right" style:leader-style="dotted" style:leader-text="."/>
        </style:tab-stops>
      </style:paragraph-properties>
    </style:style>
    <style:style style:name="P38" style:family="paragraph" style:parent-style-name="Contents_20_4">
      <style:paragraph-properties>
        <style:tab-stops>
          <style:tab-stop style:position="6.5in" style:type="right" style:leader-style="dotted" style:leader-text="."/>
        </style:tab-stops>
      </style:paragraph-properties>
    </style:style>
    <style:style style:name="P39" style:family="paragraph" style:parent-style-name="Contents_20_Heading">
      <style:paragraph-properties fo:break-before="page"/>
    </style:style>
    <style:style style:name="T1" style:family="text">
      <style:text-properties style:font-name="Times-Roman+2" fo:font-size="10pt" style:font-size-asian="10pt" style:font-name-complex="Times-Roman+21" style:font-size-complex="10pt"/>
    </style:style>
    <style:style style:name="T2" style:family="text">
      <style:text-properties style:font-name="Times-Roman+2" style:font-name-complex="Times-Roman+21"/>
    </style:style>
    <style:style style:name="T3" style:family="text">
      <style:text-properties style:text-position="super 58%" style:font-name="Times-Roman+2" fo:font-size="10pt" style:font-size-asian="10pt" style:font-name-complex="Times-Roman+21" style:font-size-complex="10pt"/>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fo:font-style="italic" style:font-style-asian="italic"/>
    </style:style>
    <style:style style:name="T7" style:family="text">
      <style:text-properties fo:font-style="italic" style:text-underline-style="none" style:font-style-asian="italic"/>
    </style:style>
    <style:style style:name="T8" style:family="text">
      <style:text-properties style:text-underline-style="none"/>
    </style:style>
    <style:style style:name="T9" style:family="text">
      <style:text-properties fo:font-style="normal" style:font-style-asian="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9"/>
      <text:p text:style-name="P19"/>
      <text:p text:style-name="P19"/>
      <text:p text:style-name="P19"/>
      <text:p text:style-name="P19"/>
      <text:p text:style-name="P19"/>
      <text:p text:style-name="P19"/>
      <text:p text:style-name="P19"/>
      <text:p text:style-name="P13">Test Plan &amp; User Guide</text:p>
      <text:p text:style-name="P19">Brian Chiasson</text:p>
      <text:p text:style-name="P19">Brandon Small</text:p>
      <text:p text:style-name="P19">Dan Buhrm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9">Table of Contents</text:p>
          </text:index-title>
          <text:p text:style-name="P36">1. <text:s/>Introduction &amp; Scope <text:tab/>4</text:p>
          <text:p text:style-name="P35">1.1 Introduction<text:tab/>4</text:p>
          <text:p text:style-name="P35">1.2 Features to be tested<text:tab/>4</text:p>
          <text:p text:style-name="P35">1.3 Features not to be tested<text:tab/>4</text:p>
          <text:p text:style-name="P36">2. Testing Strategy<text:tab/>4</text:p>
          <text:p text:style-name="P35">2.1 Approach<text:tab/>4</text:p>
          <text:p text:style-name="P35">2.2 Item pass/fail criteria<text:tab/>4</text:p>
          <text:p text:style-name="P36">3 Testing Tasks, Staff, and Environment<text:tab/>5</text:p>
          <text:p text:style-name="P35">3.1 Testing tasks<text:tab/>5</text:p>
          <text:p text:style-name="P35">3.2 Environmental needs<text:tab/>5</text:p>
          <text:p text:style-name="P35">3.3 Responsibilities<text:tab/>5</text:p>
          <text:p text:style-name="P36">4 Schedule and Risks<text:tab/>5</text:p>
          <text:p text:style-name="P35">4.1 Schedule<text:tab/>5</text:p>
          <text:p text:style-name="P35">4.2 Risks and contingencies<text:tab/>6</text:p>
          <text:p text:style-name="P36">5 Test Case Specifications<text:tab/>6</text:p>
          <text:p text:style-name="P35">White-box Tests<text:tab/>6</text:p>
          <text:p text:style-name="P35">Black-box Tests<text:tab/>6</text:p>
          <text:p text:style-name="P37">5.1 Test Case &lt;SearchAutoRecalls&gt;<text:tab/>6</text:p>
          <text:p text:style-name="P38">5.1.1 Test items<text:tab/>6</text:p>
          <text:p text:style-name="P38">5.1.2 Input specifications<text:tab/>6</text:p>
          <text:p text:style-name="P38">5.1.3 Output specifications<text:tab/>6</text:p>
          <text:p text:style-name="P38">5.1.4 Environmental needs<text:tab/>6</text:p>
          <text:p text:style-name="P38">5.1.5 Special procedural requirements<text:tab/>6</text:p>
          <text:p text:style-name="P38">5.1.6 Intercase dependencies<text:tab/>6</text:p>
          <text:p text:style-name="P37">5.2 Test Case &lt;MembershipFeature&gt;<text:tab/>6</text:p>
          <text:p text:style-name="P38">5.2.1 Test items<text:tab/>7</text:p>
          <text:p text:style-name="P38">5.2.2 Input specifications<text:tab/>7</text:p>
          <text:p text:style-name="P38">5.2.3 Output specifications<text:tab/>7</text:p>
          <text:p text:style-name="P38">5.2.4 Environmental needs<text:tab/>7</text:p>
          <text:p text:style-name="P38">5.2.5 Special procedural requirements<text:tab/>7</text:p>
          <text:p text:style-name="P38">5.2.6 Intercase dependencies<text:tab/>7</text:p>
          <text:p text:style-name="P37">5.3 Test Case &lt;SearchFoodRecalls&gt;<text:tab/>7</text:p>
          <text:p text:style-name="P38">5.3.1 Test items<text:tab/>7</text:p>
          <text:p text:style-name="P38">5.3.2 Input specifications<text:tab/>7</text:p>
          <text:p text:style-name="P38">5.3.3 Output specifications<text:tab/>7</text:p>
          <text:p text:style-name="P38">5.3.4 Environmental needs<text:tab/>7</text:p>
          <text:p text:style-name="P38">5.3.5 Special procedural requirements<text:tab/>7</text:p>
          <text:p text:style-name="P38">5.3.6 Intercase dependencies<text:tab/>7</text:p>
          <text:p text:style-name="P37">5.4 Test Case &lt;SearchConsumerRecalls&gt;<text:tab/>7</text:p>
          <text:p text:style-name="P38">5.4.1 Test items<text:tab/>7</text:p>
          <text:p text:style-name="P38">5.4.2 Input Specifications<text:tab/>7</text:p>
          <text:p text:style-name="P38">5.4.3 Output Specifications<text:tab/>7</text:p>
          <text:p text:style-name="P38">5.4.4 Environmental needs<text:tab/>8</text:p>
          <text:p text:style-name="P38">5.4.5 Special procedural requirements<text:tab/>8</text:p>
          <text:p text:style-name="P38"><text:soft-page-break/>5.4.6 Intercase dependencies<text:tab/>8</text:p>
          <text:p text:style-name="P37">5.5 Test Case &lt;Notifier&gt;<text:tab/>8</text:p>
          <text:p text:style-name="P38">5.5.1 Test Items<text:tab/>8</text:p>
          <text:p text:style-name="P38">5.5.2 Input Specifications<text:tab/>8</text:p>
          <text:p text:style-name="P38">5.5.3 Output Specifications<text:tab/>8</text:p>
          <text:p text:style-name="P38">5.5.4 Environmental needs<text:tab/>8</text:p>
          <text:p text:style-name="P38">5.5.5 Special procedural requirements<text:tab/>8</text:p>
          <text:p text:style-name="P38">5.5.6 Intercase dependencies<text:tab/>8</text:p>
          <text:p text:style-name="P35">Integration Tests<text:tab/>8</text:p>
          <text:p text:style-name="P35">UI Tests<text:tab/>8</text:p>
          <text:p text:style-name="P36">1.User Interface<text:tab/>9</text:p>
          <text:p text:style-name="P36">2.Search for Recalls<text:tab/>9</text:p>
          <text:p text:style-name="P36">3.Login<text:tab/>9</text:p>
          <text:p text:style-name="P36">4.Forgot Password<text:tab/>10</text:p>
          <text:p text:style-name="P36">5.Search Results<text:tab/>11</text:p>
          <text:p text:style-name="P36">6.Accounts page<text:tab/>11</text:p>
          <text:p text:style-name="P35">6.1 Change Account Info<text:tab/>11</text:p>
          <text:p text:style-name="P35">6.2 Cancel Account<text:tab/>11</text:p>
          <text:p text:style-name="P35">6.3 Notification Preferences<text:tab/>11</text:p>
          <text:p text:style-name="P36">7.Administrative Section<text:tab/>11</text:p>
          <text:p text:style-name="P35">7.1 Membership search<text:tab/>12</text:p>
          <text:p text:style-name="P35">7.2 Membership admin<text:tab/>12</text:p>
          <text:p text:style-name="P35">7.3 Notifications Admin<text:tab/>12</text:p>
          <text:p text:style-name="P36">3.Membership sign up<text:tab/>13</text:p>
        </text:index-body>
      </text:table-of-content>
      <text:p text:style-name="P20"/>
      <text:p text:style-name="P16">Test Plan</text:p>
      <text:h text:style-name="Heading_20_1" text:outline-level="1">1. <text:s/>Introduction &amp; Scope </text:h>
      <text:h text:style-name="Heading_20_2" text:outline-level="2">1.1 Introduction</text:h>
      <text:p text:style-name="P1">The goal of testing is to ensure the majority of bugs have been found and resolved before release. <text:s/>This is handled by a 4-tier approach: (1) White-box testing, (2) Black-box testing, (3) Integration Testing, and (4) UI Testing. <text:s/>The white-box testing is done often during development to ensure the business logic of the code is sound. <text:s/>Black-box testing occurs after a phase has been developed to ensure the code meets the business requirements. <text:s/>Integration testing is done in an identical environment to the production environment to ensure the new code integrates completely with the old code. <text:s/>The last tier, UI testing, ensures all user interfaces interactions match the use-cases specified in the Software Requirements Specification Document.</text:p>
      <text:h text:style-name="Heading_20_2" text:outline-level="2">1.2 Features to be tested</text:h>
      <text:p text:style-name="P1">All features of the project are subject to testing, per this test plan. <text:s/>The project currently consists of 5 phases, each introducing a new feature. <text:s/>Each feature will be tested during development (for logic testing), during integration (for integration testing), and after release (for UI testing).</text:p>
      <text:h text:style-name="Heading_20_2" text:outline-level="2"><text:span text:style-name="T2">1.3</text:span> Features not to be tested</text:h>
      <text:p text:style-name="P3"><text:span text:style-name="T1">Apache, MySQL, PHP, SearchUSA, and Symfony (including any 3</text:span><text:span text:style-name="T3">rd</text:span><text:span text:style-name="T1"> party Symfony libraries) will not be tested. <text:s/>All of these components provide a functionality layer to the application, and will be assumed as production-worthy applications.</text:span></text:p>
      <text:h text:style-name="Heading_20_1" text:outline-level="1">2. Testing Strategy</text:h>
      <text:h text:style-name="Heading_20_2" text:outline-level="2">2.1 Approach</text:h>
      <text:p text:style-name="Text_20_body">Several approaches will be used for testing. <text:s/>All tests will be conducted by someone with a significant knowledge of the system.</text:p>
      <text:p text:style-name="Text_20_body">During each development phase, a white-box approach will be used to frequently test the logic of the component being developed. <text:s/>An agile development approach will be followed where small portions of code (typically a single class) will be tested and verified before continuing development of that component.</text:p>
      <text:p text:style-name="Text_20_body">After the component has been developed, and logic verified, a black-box approach will be utilized to ensure the component has met the requirement specification. <text:s/>At this point, integration tests will be performed to verify the component integrates with the rest of the system. <text:s/>Finally, user interface tests will be performed to ensure the component matches the scenario described in the functional requirement.</text:p>
      <text:p text:style-name="Text_20_body">These combined testing approaches will ensure the highest quality software will be produced while verifying the functional requirements are still met.</text:p>
      <text:h text:style-name="Heading_20_2" text:outline-level="2">2.2 Item pass/fail criteria</text:h>
      <text:p text:style-name="P1">All testing will pass if the expected output matches the actual output.</text:p>
      <text:h text:style-name="Heading_20_1" text:outline-level="1"><text:soft-page-break/>3 Testing Tasks, Staff, and Environment</text:h>
      <text:h text:style-name="Heading_20_2" text:outline-level="2">3.1 Testing tasks</text:h>
      <text:p text:style-name="P1">To successfully conduct testing, each tester will need to have a fully functioning development environment as described in section 3.2 of this document. <text:s/>Also, a functioning test environment will need to be setup that is identical to the live environment. <text:s/>Each tester will need access to the test environment.</text:p>
      <text:h text:style-name="Heading_20_2" text:outline-level="2">3.2 Environmental needs</text:h>
      <text:p text:style-name="Text_20_body">There are two main environments required for testing: the development environment, and the testing environment.</text:p>
      <text:p text:style-name="Text_20_body">The development environment consists of any computer with the latest versions of Apache, MySQL, and PHP installed. <text:s/>In addition, the Symfony framework will be installed and configured. <text:s/>All unit testing will be conducted through Symfony's third party library PHPUnit.</text:p>
      <text:h text:style-name="Heading_20_2" text:outline-level="2">3.3 Responsibilities</text:h>
      <text:p text:style-name="P1">All developers will be responsible for each stage of testing.</text:p>
      <text:h text:style-name="Heading_20_1" text:outline-level="1">4 Schedule and Risks</text:h>
      <text:h text:style-name="Heading_20_2" text:outline-level="2">4.1 Schedule</text:h>
      <table:table table:name="TestSchedule" table:style-name="TestSchedule">
        <table:table-column table:style-name="TestSchedule.A" table:number-columns-repeated="3"/>
        <table:table-header-rows>
          <table:table-row>
            <table:table-cell table:style-name="TestSchedule.A1" office:value-type="string">
              <text:p text:style-name="Table_20_Heading">Milestone</text:p>
            </table:table-cell>
            <table:table-cell table:style-name="TestSchedule.A1" office:value-type="string">
              <text:p text:style-name="Table_20_Heading">Date</text:p>
            </table:table-cell>
            <table:table-cell table:style-name="TestSchedule.C1" office:value-type="string">
              <text:p text:style-name="Table_20_Heading">Testing Task</text:p>
            </table:table-cell>
          </table:table-row>
        </table:table-header-rows>
        <table:table-row>
          <table:table-cell table:style-name="TestSchedule.A2" office:value-type="string">
            <text:p text:style-name="P5">Hosted Website<text:span text:style-name="T4"> (Phase 1)</text:span></text:p>
          </table:table-cell>
          <table:table-cell table:style-name="TestSchedule.A2" office:value-type="string">
            <text:p text:style-name="Table_20_Contents">7/12 – 7/17</text:p>
          </table:table-cell>
          <table:table-cell table:style-name="TestSchedule.C2" office:value-type="string">
            <text:list xml:id="list679964236" text:style-name="L1">
              <text:list-item>
                <text:p text:style-name="P12">White-box Tests</text:p>
              </text:list-item>
              <text:list-item>
                <text:p text:style-name="P12">Black-box Tests</text:p>
              </text:list-item>
              <text:list-item>
                <text:p text:style-name="P12">Integration Tests</text:p>
              </text:list-item>
              <text:list-item>
                <text:p text:style-name="P12">UI Tests</text:p>
              </text:list-item>
            </text:list>
          </table:table-cell>
        </table:table-row>
        <table:table-row>
          <table:table-cell table:style-name="TestSchedule.A2" office:value-type="string">
            <text:p text:style-name="P5">Membership Feature<text:span text:style-name="T4"> (Phase 2)</text:span></text:p>
          </table:table-cell>
          <table:table-cell table:style-name="TestSchedule.A2" office:value-type="string">
            <text:p text:style-name="Table_20_Contents">7/18/ - 7/24</text:p>
          </table:table-cell>
          <table:table-cell table:style-name="TestSchedule.C2" office:value-type="string">
            <text:list xml:id="list1527962078" text:continue-numbering="true" text:style-name="L1">
              <text:list-item>
                <text:p text:style-name="P12">Black-box Tests</text:p>
              </text:list-item>
              <text:list-item>
                <text:p text:style-name="P12">Integration Tests</text:p>
              </text:list-item>
              <text:list-item>
                <text:p text:style-name="P12">UI Tests</text:p>
                <text:list>
                  <text:list-item>
                    <text:p text:style-name="P12">Security Tests</text:p>
                  </text:list-item>
                </text:list>
              </text:list-item>
            </text:list>
          </table:table-cell>
        </table:table-row>
        <table:table-row>
          <table:table-cell table:style-name="TestSchedule.A2" office:value-type="string">
            <text:p text:style-name="P5">Food Recalls<text:span text:style-name="T4"> (Phase 3)</text:span></text:p>
          </table:table-cell>
          <table:table-cell table:style-name="TestSchedule.A2" office:value-type="string">
            <text:p text:style-name="Table_20_Contents">7/25 – 7/31</text:p>
          </table:table-cell>
          <table:table-cell table:style-name="TestSchedule.C2" office:value-type="string">
            <text:list xml:id="list851145966" text:continue-numbering="true" text:style-name="L1">
              <text:list-item>
                <text:p text:style-name="P12">White-box Tests</text:p>
              </text:list-item>
              <text:list-item>
                <text:p text:style-name="P12">Black-box Tests</text:p>
              </text:list-item>
              <text:list-item>
                <text:p text:style-name="P12">Integration Tests</text:p>
              </text:list-item>
              <text:list-item>
                <text:p text:style-name="P12">UI Tests</text:p>
              </text:list-item>
            </text:list>
          </table:table-cell>
        </table:table-row>
        <table:table-row>
          <table:table-cell table:style-name="TestSchedule.A2" office:value-type="string">
            <text:p text:style-name="P5">Consumer Goods Recalls <text:span text:style-name="T4">(Phase 4)</text:span></text:p>
          </table:table-cell>
          <table:table-cell table:style-name="TestSchedule.A2" office:value-type="string">
            <text:p text:style-name="Table_20_Contents">8/1 – 8/7</text:p>
          </table:table-cell>
          <table:table-cell table:style-name="TestSchedule.C2" office:value-type="string">
            <text:list xml:id="list181256992" text:continue-numbering="true" text:style-name="L1">
              <text:list-item>
                <text:p text:style-name="P12">White-box Tests</text:p>
              </text:list-item>
              <text:list-item>
                <text:p text:style-name="P12">Black-box Tests</text:p>
              </text:list-item>
              <text:list-item>
                <text:p text:style-name="P12">Integration Tests</text:p>
              </text:list-item>
              <text:list-item>
                <text:p text:style-name="P12">UI Tests</text:p>
              </text:list-item>
            </text:list>
          </table:table-cell>
        </table:table-row>
        <table:table-row>
          <table:table-cell table:style-name="TestSchedule.A2" office:value-type="string">
            <text:p text:style-name="P5">Phase 5 <text:span text:style-name="T4">(TBD)</text:span></text:p>
          </table:table-cell>
          <table:table-cell table:style-name="TestSchedule.A2" office:value-type="string">
            <text:p text:style-name="P6">8/8 – 8/14</text:p>
          </table:table-cell>
          <table:table-cell table:style-name="TestSchedule.C2" office:value-type="string">
            <text:p text:style-name="Table_20_Contents">TBD</text:p>
          </table:table-cell>
        </table:table-row>
      </table:table>
      <text:p text:style-name="P4"/>
      <text:p text:style-name="P2"/>
      <text:h text:style-name="Heading_20_2" text:outline-level="2"><text:soft-page-break/>4.2 Risks and contingencies</text:h>
      <text:p text:style-name="P1">All white-box tests are at the developers discretion. <text:s/>This poses the risk of too little, or no testing to be performed during development, increasing the chances of latter tests to fail, or bugs to surface after deployment. <text:s/>If this is the case, the time spent on the project will increase.</text:p>
      <text:p text:style-name="P1"/>
      <text:p text:style-name="P1">There are no security concerns for testing. <text:s/>All information is public domain, and all code open source, with the exception to user account information, which is not a concern during the testing period.</text:p>
      <text:h text:style-name="Heading_20_1" text:outline-level="1">5 Test Case Specifications</text:h>
      <text:h text:style-name="Heading_20_2" text:outline-level="2">White-box Tests</text:h>
      <text:p text:style-name="Text_20_body">Because of the agile nature of the development process, all white-box tests will be conducted during development. <text:s/>The goal is to code small and test the logic continuously during development using Symfony's PHPUnit plugin. <text:s/>All white-box tests will be included in the final report, and will include the test data, test logs, and test reports.</text:p>
      <text:h text:style-name="Heading_20_2" text:outline-level="2">Black-box Tests</text:h>
      <text:p text:style-name="Text_20_body">All black-box tests will be conducted after a development phase completion. <text:s/>These tests aim to ensure the project requirements for that phase have been met, per the Software Requirements Document.</text:p>
      <text:h text:style-name="Heading_20_3" text:outline-level="3">5.1 Test Case &lt;SearchAutoRecalls&gt;</text:h>
      <text:p text:style-name="Standard">This test case is to test the efficiency and accuracy of the recall data returned from the website.</text:p>
      <text:h text:style-name="Heading_20_4" text:outline-level="4">5.1.1 Test items</text:h>
      <text:p text:style-name="Standard">Several examples will be used to verify the website is correctly receiving, parsing, and displaying the data from SearchUSA.</text:p>
      <text:h text:style-name="Heading_20_4" text:outline-level="4">5.1.2 Input specifications</text:h>
      <text:p text:style-name="Standard">Three specific searches, three moderately specific, and three generic searches will be conducted. <text:s/>The specific searches will consist of a search knowing the specific car. <text:s/>The moderately specific searches will consist of a search knowing the year and make of the car. <text:s/>The three generic searches will consist of a search knowing the make of the car.</text:p>
      <text:h text:style-name="Heading_20_4" text:outline-level="4">5.1.3 Output specifications</text:h>
      <text:p text:style-name="Standard">The expected output is that returned from SearchUSA, in the format described in the Software Requirements Specification Document.</text:p>
      <text:h text:style-name="Heading_20_4" text:outline-level="4">5.1.4 Environmental needs</text:h>
      <text:p text:style-name="P7">None.</text:p>
      <text:h text:style-name="Heading_20_4" text:outline-level="4">5.1.5 Special procedural requirements</text:h>
      <text:p text:style-name="P1">None.</text:p>
      <text:h text:style-name="Heading_20_4" text:outline-level="4">5.1.6 Intercase dependencies</text:h>
      <text:p text:style-name="P1">None.</text:p>
      <text:h text:style-name="Heading_20_3" text:outline-level="3">5.2 Test Case &lt;MembershipFeature&gt;</text:h>
      <text:p text:style-name="Standard">The membership feature allows users to register with the website.</text:p>
      <text:h text:style-name="Heading_20_4" text:outline-level="4"><text:soft-page-break/>5.2.1 Test items</text:h>
      <text:p text:style-name="Standard">This test will verify a new registration is published to the database, and can be retrieved and authenticated against correctly.</text:p>
      <text:h text:style-name="Heading_20_4" text:outline-level="4">5.2.2 Input specifications</text:h>
      <text:p text:style-name="Standard">Sample user data.</text:p>
      <text:h text:style-name="Heading_20_4" text:outline-level="4">5.2.3 Output specifications</text:h>
      <text:p text:style-name="Standard">A cookie that authenticates the user.</text:p>
      <text:h text:style-name="Heading_20_4" text:outline-level="4">5.2.4 Environmental needs</text:h>
      <text:p text:style-name="P7">None.</text:p>
      <text:h text:style-name="Heading_20_4" text:outline-level="4">5.2.5 Special procedural requirements</text:h>
      <text:p text:style-name="P1">None.</text:p>
      <text:h text:style-name="Heading_20_4" text:outline-level="4">5.2.6 Intercase dependencies</text:h>
      <text:p text:style-name="P1">SearchAutoRecalls</text:p>
      <text:p text:style-name="P1"/>
      <text:h text:style-name="Heading_20_3" text:outline-level="3">5.3 Test Case &lt;SearchFoodRecalls&gt;</text:h>
      <text:h text:style-name="Heading_20_4" text:outline-level="4">5.3.1 Test items</text:h>
      <text:p text:style-name="Text_20_body">This feature allows users to search for recalls on food.</text:p>
      <text:h text:style-name="Heading_20_4" text:outline-level="4">5.3.2 Input specifications</text:h>
      <text:p text:style-name="Text_20_body">9 different types of food products will be picked at random.</text:p>
      <text:h text:style-name="Heading_20_4" text:outline-level="4">5.3.3 Output specifications</text:h>
      <text:p text:style-name="Standard">The expected output is that returned from SearchUSA, in the format described in the Software Requirements Specification Document.</text:p>
      <text:h text:style-name="Heading_20_4" text:outline-level="4">5.3.4 Environmental needs</text:h>
      <text:p text:style-name="Text_20_body">None.</text:p>
      <text:h text:style-name="Heading_20_4" text:outline-level="4">5.3.5 Special procedural requirements</text:h>
      <text:p text:style-name="Text_20_body">None.</text:p>
      <text:h text:style-name="Heading_20_4" text:outline-level="4">5.3.6 Intercase dependencies</text:h>
      <text:p text:style-name="Text_20_body">SeachAutoRecalls, MembershipFeature</text:p>
      <text:h text:style-name="Heading_20_3" text:outline-level="3">5.4 Test Case &lt;SearchConsumerRecalls&gt;</text:h>
      <text:h text:style-name="Heading_20_4" text:outline-level="4">5.4.1 Test items</text:h>
      <text:p text:style-name="Text_20_body">This feature allows users to search for recalls on consumer goods.</text:p>
      <text:h text:style-name="Heading_20_4" text:outline-level="4">5.4.2 Input Specifications</text:h>
      <text:p text:style-name="Text_20_body">9 different types of consumer goods products will be picked at random.</text:p>
      <text:h text:style-name="Heading_20_4" text:outline-level="4">5.4.3 Output Specifications</text:h>
      <text:p text:style-name="Standard">The expected output is that returned from SearchUSA, in the format described in the Software Requirements Specification Document.</text:p>
      <text:h text:style-name="Heading_20_4" text:outline-level="4"><text:soft-page-break/>5.4.4 Environmental needs</text:h>
      <text:p text:style-name="Text_20_body">None.</text:p>
      <text:h text:style-name="Heading_20_4" text:outline-level="4">5.4.5 Special procedural requirements</text:h>
      <text:p text:style-name="Text_20_body">None.</text:p>
      <text:h text:style-name="Heading_20_4" text:outline-level="4">5.4.6 Intercase dependencies</text:h>
      <text:p text:style-name="Text_20_body">SearchAutoRecalls, MembershipFeature, SearchFoodRecalls</text:p>
      <text:h text:style-name="Heading_20_3" text:outline-level="3">5.5 Test Case &lt;Notifier&gt;</text:h>
      <text:p text:style-name="Text_20_body">This feature will be implemented in phase 5, and only if time allows.</text:p>
      <text:h text:style-name="Heading_20_4" text:outline-level="4">5.5.1 Test Items</text:h>
      <text:p text:style-name="Text_20_body">This feature allows members of the site to be notified via email of any recall information on a product they have specified.</text:p>
      <text:h text:style-name="Heading_20_4" text:outline-level="4">5.5.2 Input Specifications</text:h>
      <text:p text:style-name="Text_20_body">Twenty-seven products will be “watched” by various dummy users. <text:s/>Fake recall information will be “detected” by the system.</text:p>
      <text:h text:style-name="Heading_20_4" text:outline-level="4">5.5.3 Output Specifications</text:h>
      <text:p text:style-name="Text_20_body">An email containing the recall information to the various email addresses of the dummy users.</text:p>
      <text:h text:style-name="Heading_20_4" text:outline-level="4">5.5.4 Environmental needs</text:h>
      <text:p text:style-name="Text_20_body">Special email addresses will need to be created. <text:s/>An SMTP server must be present on the test machine.</text:p>
      <text:h text:style-name="Heading_20_4" text:outline-level="4">5.5.5 Special procedural requirements</text:h>
      <text:p text:style-name="Text_20_body">A special data source will need to be created for this test so it appears the information is coming from a valid source. <text:s/>This will ensure the notifier is checking for information on-time, and it detects the correct information.</text:p>
      <text:h text:style-name="Heading_20_4" text:outline-level="4">5.5.6 Intercase dependencies</text:h>
      <text:p text:style-name="Text_20_body">SearchAutoRecalls, MembershipFeature, SearchFoodRecalls, SearchConsumerRecalls</text:p>
      <text:h text:style-name="Heading_20_2" text:outline-level="2">Integration Tests</text:h>
      <text:p text:style-name="Text_20_body">All integration tests will be handled by the SymfonyUnderControl plugin. <text:s/>We are currently researching this plugin to ensure it meets our QA and workflow requirements.</text:p>
      <text:h text:style-name="Heading_20_2" text:outline-level="2">UI Tests</text:h>
      <text:p text:style-name="Text_20_body">All UI tests are specified by the use-cases in the Software Requirements Specification Document. <text:s/>The tester will follow the use-case and ensure all UI displays match those specified.</text:p>
      <text:p text:style-name="P15">User Manual</text:p>
      <text:list xml:id="list1938527836" text:style-name="WW8Num1">
        <text:list-item>
          <text:h text:style-name="P8" text:outline-level="1">User Interface</text:h>
        </text:list-item>
      </text:list>
      <text:p text:style-name="Body">The RAS application suite will be managed via the website as much as possible. Both web users and administrative users will utilize the website to login and perform the various tasks that are determined by roles within the system. The entry point into the website application will be the home page. From the homepage, the following items may be performed:</text:p>
      <text:p text:style-name="Body"/>
      <text:list xml:id="list1741234120" text:style-name="WW8Num3">
        <text:list-item>
          <text:p text:style-name="P21">Search for product recalls.</text:p>
        </text:list-item>
        <text:list-item>
          <text:p text:style-name="P21">Login to the members section/admin section.</text:p>
        </text:list-item>
        <text:list-item>
          <text:p text:style-name="P21">Sign up for membership.</text:p>
        </text:list-item>
        <text:list-item>
          <text:p text:style-name="P21">Learn about the site and its purpose.</text:p>
        </text:list-item>
      </text:list>
      <text:p text:style-name="Body"/>
      <text:p text:style-name="Body">Figure 1-1 RAS Homepage (to insert once the home page is complete)</text:p>
      <text:p text:style-name="Body"/>
      <text:list xml:id="list2047852440" text:style-name="WW8Num4">
        <text:list-item>
          <text:h text:style-name="P9" text:outline-level="1">Search for Recalls</text:h>
        </text:list-item>
      </text:list>
      <text:p text:style-name="Body">The main focus of the homepage, and the site will be to allow users to quickly find product recalls. In order to find out about a product’s recall information the following steps must be performed:</text:p>
      <text:p text:style-name="Body"/>
      <text:list xml:id="list505371359" text:style-name="WW8Num6">
        <text:list-item>
          <text:p text:style-name="P22"><text:span text:style-name="T5">Required</text:span>: Select a product type from the list of available product types (Figure 1-1).</text:p>
        </text:list-item>
        <text:list-item>
          <text:p text:style-name="P22">Optional: Select the brand name from the list that is populated.</text:p>
        </text:list-item>
        <text:list-item>
          <text:p text:style-name="P22"><text:span text:style-name="T5">Required</text:span>: Provide a search term in the provided text box.</text:p>
        </text:list-item>
        <text:list-item>
          <text:p text:style-name="P22">Click the search button (or hit the Enter key) to perform the search.</text:p>
        </text:list-item>
        <text:list-item>
          <text:p text:style-name="P22">View the results page that is displayed to find your product (Figure 1-2).</text:p>
        </text:list-item>
      </text:list>
      <text:p text:style-name="Body"/>
      <text:p text:style-name="Body">Figure 1-2 Search results page (to insert once the search results page is complete)</text:p>
      <text:p text:style-name="Body"/>
      <text:p text:style-name="Body">Unfortunately, the RAS application is reliant upon third party data that may not be updated in real-time. Should the search results not yield anything for the user, an option will be made available for the user to sign up for notifications (see section 4 for details).</text:p>
      <text:p text:style-name="Body"/>
      <text:list xml:id="list806451377" text:style-name="WW8Num7">
        <text:list-item>
          <text:h text:style-name="P10" text:outline-level="1">Login</text:h>
        </text:list-item>
      </text:list>
      <text:p text:style-name="Body">Users may want to quickly sign up for notifications, change their account information or cancel their account. Administrators will have their own tasks to accomplish. Users must log in to gain access to these secured features. Log in by performing the following:</text:p>
      <text:p text:style-name="Body"><text:soft-page-break/></text:p>
      <text:list xml:id="list422615378" text:style-name="WW8Num9">
        <text:list-item>
          <text:p text:style-name="P23">Click the Login link at the top of the homepage.</text:p>
        </text:list-item>
        <text:list-item>
          <text:p text:style-name="P23"><text:span text:style-name="T5">Required</text:span>: Enter the username that was chosen during sign up.</text:p>
        </text:list-item>
        <text:list-item>
          <text:p text:style-name="P23"><text:span text:style-name="T5">Required</text:span>: Enter the account’s password.</text:p>
        </text:list-item>
        <text:list-item>
          <text:p text:style-name="P23">Click the Log in button (or hit the Enter key) to login.</text:p>
        </text:list-item>
        <text:list-item>
          <text:p text:style-name="P23">Choose from the available options on the account screen.</text:p>
        </text:list-item>
      </text:list>
      <text:p text:style-name="Body"/>
      <text:p text:style-name="Body">Figure 1-3 (to insert once the login page is complete)</text:p>
      <text:p text:style-name="Body"/>
      <text:list xml:id="list1296357434" text:continue-list="list806451377" text:style-name="WW8Num7">
        <text:list-item>
          <text:h text:style-name="P10" text:outline-level="1">Forgot Password</text:h>
        </text:list-item>
      </text:list>
      <text:p text:style-name="Body">The forgotten password feature will be available for regular site users only. This feature seems complex for a simple thing, however, for better security the RAS system does not store passwords in reversible form - this means that passwords cannot be retrieved for any users. From the login page, click the <text:span text:style-name="T6">Forgot my password</text:span> link.</text:p>
      <text:p text:style-name="Body"/>
      <text:list xml:id="list451590207" text:style-name="WW8Num10">
        <text:list-item>
          <text:p text:style-name="P24"><text:span text:style-name="T5">Required: </text:span>Enter the username.</text:p>
        </text:list-item>
        <text:list-item>
          <text:p text:style-name="P24">Click the button (or press the Enter key).</text:p>
        </text:list-item>
        <text:list-item>
          <text:p text:style-name="P24">Open up your email account.</text:p>
        </text:list-item>
        <text:list-item>
          <text:p text:style-name="P24">Open up the email sent to you from our system.</text:p>
        </text:list-item>
        <text:list-item>
          <text:p text:style-name="P24">Copy the password reset token into your clipboard (password reset tokens have an expiration on them, if the time expires start the process over).</text:p>
        </text:list-item>
        <text:list-item>
          <text:p text:style-name="P24">Navigate to the website URL indicated (e.g. domain.com/PasswordReset)</text:p>
        </text:list-item>
        <text:list-item>
          <text:p text:style-name="P24">Required: Enter the token into the text field provided.</text:p>
        </text:list-item>
        <text:list-item>
          <text:p text:style-name="P24">Click the button (or press the Enter key) to be presented with the password reset dialog.</text:p>
        </text:list-item>
        <text:list-item>
          <text:p text:style-name="P24"><text:span text:style-name="T5">Required</text:span>: Enter the account’s username.</text:p>
        </text:list-item>
        <text:list-item>
          <text:p text:style-name="P24"><text:span text:style-name="T5">Required</text:span>: Enter the new password.</text:p>
        </text:list-item>
        <text:list-item>
          <text:p text:style-name="P24"><text:span text:style-name="T5">Required</text:span>: Confirm the new password.</text:p>
        </text:list-item>
        <text:list-item>
          <text:p text:style-name="P24">Click the reset button (or press the Enter key)</text:p>
        </text:list-item>
      </text:list>
      <text:p text:style-name="Body"/>
      <text:p text:style-name="Body">When complete, you will be directed to the login page an asked to login again.</text:p>
      <text:p text:style-name="Body"/>
      <text:p text:style-name="Body"><text:span text:style-name="T6">Note: </text:span>For security reasons, this page will not inform the user if the account was found or not. Additionally, the email will not provide any links to our site.</text:p>
      <text:p text:style-name="Body"/>
      <text:p text:style-name="Body">Figure 1-4 Reset password dialog (to insert once the page is complete)</text:p>
      <text:p text:style-name="Body"/>
      <text:list xml:id="list1091327383" text:continue-list="list1296357434" text:style-name="WW8Num7">
        <text:list-item>
          <text:h text:style-name="P10" text:outline-level="1"><text:soft-page-break/>Search Results</text:h>
        </text:list-item>
      </text:list>
      <text:p text:style-name="Body">Users will be redirected to this page when a product search is performed. From this page users will be able to view their results, perform additional searches, login to the website and sign up for account membership.</text:p>
      <text:p text:style-name="Body"/>
      <text:p text:style-name="Body">Figure 1-5 Screenshot of search results (to insert once the page is complete)</text:p>
      <text:p text:style-name="Body"/>
      <text:list xml:id="list341615064" text:continue-numbering="true" text:style-name="WW8Num7">
        <text:list-item>
          <text:h text:style-name="P10" text:outline-level="1">Accounts page</text:h>
        </text:list-item>
      </text:list>
      <text:p text:style-name="Body">The section of this site will allow users to manage their account. Users will be able to change their email address, reset their password, change their notification preferences, and cancel their account.</text:p>
      <text:p text:style-name="Body"/>
      <text:h text:style-name="Heading_20_2" text:outline-level="2">6.1 Change Account Info</text:h>
      <text:p text:style-name="Body">This link will present a form that allows the user to change the account’s email address and password.</text:p>
      <text:p text:style-name="Body"/>
      <text:list xml:id="list356909457" text:style-name="WW8Num11">
        <text:list-item>
          <text:p text:style-name="P25"><text:span text:style-name="T5">Required</text:span>: Email address</text:p>
        </text:list-item>
        <text:list-item>
          <text:p text:style-name="P25">New password field - required if input. <text:span text:style-name="T6">Note:</text:span> your password will not change if you do not enter a value here.</text:p>
        </text:list-item>
        <text:list-item>
          <text:p text:style-name="P25">Confirm password field - required if New password entered.</text:p>
        </text:list-item>
        <text:list-item>
          <text:p text:style-name="P25">Click update (or hit the Enter key)</text:p>
        </text:list-item>
        <text:list-item>
          <text:p text:style-name="P25">Enter the current account password to confirm the changes.</text:p>
        </text:list-item>
      </text:list>
      <text:p text:style-name="Body"/>
      <text:h text:style-name="Heading_20_2" text:outline-level="2">6.2 Cancel Account</text:h>
      <text:p text:style-name="Body">Users can cancel their account by clicking the cancel account link.</text:p>
      <text:p text:style-name="Body"/>
      <text:list xml:id="list799257117" text:style-name="WW8Num12">
        <text:list-item>
          <text:p text:style-name="P26">Click the link to cancel the account.</text:p>
        </text:list-item>
        <text:list-item>
          <text:p text:style-name="P26">Enter the account’s password when prompted to confirm account cancellation.</text:p>
        </text:list-item>
        <text:list-item>
          <text:p text:style-name="P26">Click cancel to quit the account cancellation process.</text:p>
        </text:list-item>
      </text:list>
      <text:p text:style-name="Body"/>
      <text:h text:style-name="Heading_20_2" text:outline-level="2">6.3 Notification Preferences</text:h>
      <text:p text:style-name="Body">[This section will be fleshed out closer to Phase 5 as the scope of the application is likely to change due to scheduling.]</text:p>
      <text:p text:style-name="Body"/>
      <text:list xml:id="list2047600981" text:continue-list="list341615064" text:style-name="WW8Num7">
        <text:list-item>
          <text:h text:style-name="P10" text:outline-level="1">Administrative Section</text:h>
        </text:list-item>
      </text:list>
      <text:p text:style-name="Body">When administrators log in they will be redirected to the admin portion of the RAS website where they will be able to perform the following:</text:p>
      <text:p text:style-name="Body"><text:soft-page-break/></text:p>
      <text:list xml:id="list585603001" text:continue-list="list1741234120" text:style-name="WW8Num3">
        <text:list-item>
          <text:p text:style-name="P21">Administer user accounts.</text:p>
        </text:list-item>
        <text:list-item>
          <text:p text:style-name="P21">Administer notifications</text:p>
        </text:list-item>
      </text:list>
      <text:p text:style-name="Body"/>
      <text:p text:style-name="Body">Figure 1-6 Admin screenshot (to be input when section is complete)</text:p>
      <text:p text:style-name="Body"/>
      <text:h text:style-name="Heading_20_2" text:outline-level="2">7.1 Membership search</text:h>
      <text:p text:style-name="Body">Find members using the account search form.</text:p>
      <text:p text:style-name="Body"/>
      <text:list xml:id="list156967252" text:style-name="WW8Num13">
        <text:list-item>
          <text:p text:style-name="P27"><text:span text:style-name="T5">Required</text:span>: Search field - put in account username, account email or account holder’s name.</text:p>
        </text:list-item>
        <text:list-item>
          <text:p text:style-name="P27">Click the search button (or press the Enter key)</text:p>
        </text:list-item>
        <text:list-item>
          <text:p text:style-name="P27">Select an action for the user from the list, or click to open up the account details page.</text:p>
        </text:list-item>
      </text:list>
      <text:p text:style-name="Body"/>
      <text:h text:style-name="Heading_20_2" text:outline-level="2">7.2 Membership admin</text:h>
      <text:p text:style-name="Body">From the account details screen (or the membership search) admins can do the following.</text:p>
      <text:p text:style-name="Body"/>
      <text:p text:style-name="P17">7.2.1 Password Reset</text:p>
      <text:p text:style-name="Body">Admins can generate account password reset tokens using this feature.</text:p>
      <text:p text:style-name="Body"/>
      <text:list xml:id="list71503529" text:style-name="WW8Num14">
        <text:list-item>
          <text:p text:style-name="P28">Click “Reset Password”</text:p>
        </text:list-item>
        <text:list-item>
          <text:p text:style-name="P28">Click Ok to confirm or Cancel to exit.</text:p>
        </text:list-item>
        <text:list-item>
          <text:p text:style-name="P28">The password token will be generated and emailed to the user.</text:p>
        </text:list-item>
      </text:list>
      <text:p text:style-name="Body"/>
      <text:p text:style-name="P17">7.2.2 Deactivate Account</text:p>
      <text:p text:style-name="Body">Admins can disable an account.</text:p>
      <text:p text:style-name="Body"/>
      <text:list xml:id="list2047501365" text:style-name="WW8Num15">
        <text:list-item>
          <text:p text:style-name="P29">Click “Deactivate”</text:p>
        </text:list-item>
        <text:list-item>
          <text:p text:style-name="P29"><text:span text:style-name="T5">Required</text:span>: Enter a deactivation reason</text:p>
        </text:list-item>
        <text:list-item>
          <text:p text:style-name="P29">Click Ok to confirm or Cancel to exit.</text:p>
        </text:list-item>
      </text:list>
      <text:p text:style-name="Body"/>
      <text:p text:style-name="P17">7.2.3 Activate an Account</text:p>
      <text:p text:style-name="Body">Admins can enable an account.</text:p>
      <text:p text:style-name="Body"/>
      <text:list xml:id="list1617087456" text:style-name="WW8Num16">
        <text:list-item>
          <text:p text:style-name="P34">Click “Activate”</text:p>
        </text:list-item>
        <text:list-item>
          <text:p text:style-name="P34">Click Ok to confirm or Cancel to exit.</text:p>
        </text:list-item>
      </text:list>
      <text:p text:style-name="Body"/>
      <text:h text:style-name="Heading_20_2" text:outline-level="2">7.3 Notifications Admin</text:h>
      <text:p text:style-name="Body">Admins can force a notification run or cancel a notification run from this section.</text:p>
      <text:p text:style-name="Body"><text:soft-page-break/></text:p>
      <text:p text:style-name="Body"><text:span text:style-name="T7">Note:</text:span><text:span text:style-name="T8"> The page will contain the list of the last 5 successful notification runs, but there are no actions available for these items.</text:span></text:p>
      <text:p text:style-name="Body"/>
      <text:p text:style-name="P17">7.3.1 Cancelling jobs</text:p>
      <text:p text:style-name="Body">Admins can cancel running or pending jobs.</text:p>
      <text:p text:style-name="Body"/>
      <text:list xml:id="list1667494762" text:style-name="WW8Num17">
        <text:list-item>
          <text:p text:style-name="P30">Click the notifications link.</text:p>
        </text:list-item>
        <text:list-item>
          <text:p text:style-name="P30">The page will display the list of the last 10 jobs - cancelled, failed, running and pending.</text:p>
        </text:list-item>
        <text:list-item>
          <text:p text:style-name="P30">Click the Cancel button next to the run you would like to cancel.</text:p>
        </text:list-item>
        <text:list-item>
          <text:p text:style-name="P30"><text:span text:style-name="T5">Required</text:span>: Enter a cancellation reason.</text:p>
        </text:list-item>
        <text:list-item>
          <text:p text:style-name="P30">Click Ok or Cancel to exit.</text:p>
        </text:list-item>
      </text:list>
      <text:p text:style-name="Body"/>
      <text:p text:style-name="P17">7.3.2 Running jobs</text:p>
      <text:p text:style-name="P18">Admins can re-run cancelled jobs or failed jobs.</text:p>
      <text:p text:style-name="P18"/>
      <text:list xml:id="list120480738" text:style-name="WW8Num18">
        <text:list-item>
          <text:p text:style-name="P31">Click the notifications link.</text:p>
        </text:list-item>
        <text:list-item>
          <text:p text:style-name="P32">The page will display the list of the last 10 jobs - cancelled, failed, running and pending.</text:p>
        </text:list-item>
        <text:list-item>
          <text:p text:style-name="P32">Click the KickOff button next to the run you would like to start.</text:p>
        </text:list-item>
        <text:list-item>
          <text:p text:style-name="P32">Click Ok to confirm or Cancel to exit.</text:p>
        </text:list-item>
      </text:list>
      <text:p text:style-name="Body"/>
      <text:p text:style-name="Body"><text:span text:style-name="T6">Note:</text:span><text:span text:style-name="T9"> Jobs can only be started if no others are currently executing.</text:span></text:p>
      <text:p text:style-name="Body"/>
      <text:list xml:id="list116359529" text:continue-list="list1617087456" text:style-name="WW8Num16">
        <text:list-item>
          <text:h text:style-name="P11" text:outline-level="1">Membership sign up</text:h>
        </text:list-item>
      </text:list>
      <text:p text:style-name="Body">Users may sign up from the home page or the search results page.</text:p>
      <text:p text:style-name="Body"/>
      <text:list xml:id="list125102639" text:style-name="WW8Num19">
        <text:list-item>
          <text:p text:style-name="P33">Required: Enter a Name</text:p>
        </text:list-item>
        <text:list-item>
          <text:p text:style-name="P33">Required: Enter a Username - this value must be unique.</text:p>
        </text:list-item>
        <text:list-item>
          <text:p text:style-name="P33">Required: Enter an email address - this is required for account activation and notifications.</text:p>
        </text:list-item>
        <text:list-item>
          <text:p text:style-name="P33">Click Create (or press the Enter key) to create the account.</text:p>
        </text:list-item>
        <text:list-item>
          <text:p text:style-name="P33">Check the email address’s inbox for an account activation email.</text:p>
        </text:list-item>
        <text:list-item>
          <text:p text:style-name="P33">Copy the URL into the browser and hit enter.</text:p>
        </text:list-item>
        <text:list-item>
          <text:p text:style-name="P33">The account is now active</text:p>
        </text:list-item>
      </text:list>
      <text:p text:style-name="Body"/>
      <text:p text:style-name="Body">Figure 1-7 Membership sign up form (to be entered once the page is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ヒラギノ角ゴ Pro W3" svg:font-family="'ヒラギノ角ゴ Pro W3'" style:font-family-generic="roman"/>
    <style:font-face style:name="Helvetica" svg:font-family="Helvetica" style:font-family-generic="swiss"/>
    <style:font-face style:name="Cambria" svg:font-family="Cambria" style:font-family-generic="roman" style:font-pitch="variable"/>
    <style:font-face style:name="Helvetica+2" svg:font-family="Helvetica+2" style:font-family-generic="roman" style:font-pitch="variable"/>
    <style:font-face style:name="Liberation Serif" svg:font-family="'Liberation Serif'" style:font-family-generic="roman" style:font-pitch="variable"/>
    <style:font-face style:name="Times-Roman+2" svg:font-family="Times-Roman+2" style:font-family-generic="roman" style:font-pitch="variable"/>
    <style:font-face style:name="Liberation Sans" svg:font-family="'Liberation Sans'" style:font-family-generic="swiss" style:font-pitch="variable"/>
    <style:font-face style:name="Helvetica+21" svg:font-family="Helvetica+2" style:font-family-generic="system" style:font-pitch="variable"/>
    <style:font-face style:name="Lohit Hindi" svg:font-family="'Lohit Hindi'" style:font-family-generic="system" style:font-pitch="variable"/>
    <style:font-face style:name="Times-Roman+21" svg:font-family="Times-Roman+2"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ody"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Helvetica" style:font-size-complex="10pt" text:display="true" fo:hyphenate="true" fo:hyphenation-remain-char-count="2" fo:hyphenation-push-char-count="2"/>
    </style:style>
    <style:style style:name="Title" style:family="paragraph" style:next-style-name="Body" style:class="chapter">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28pt" fo:letter-spacing="normal" fo:language="en" fo:country="US" fo:font-style="normal" style:text-underline-style="none" fo:font-weight="bold" style:letter-kerning="true" fo:background-color="transparent" style:font-name-asian="ヒラギノ角ゴ Pro W3" style:font-size-asian="28pt" style:font-style-asian="normal" style:font-weight-asian="bold" style:font-name-complex="Helvetica" style:font-size-complex="10pt" text:display="true" fo:hyphenate="true" fo:hyphenation-remain-char-count="2" fo:hyphenation-push-char-count="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1z0" style:family="text">
      <style:text-properties style:text-position="0% 100%"/>
    </style:style>
    <style:style style:name="WW8Num3z0" style:family="text">
      <style:text-properties style:text-position="-8% 100%"/>
    </style:style>
    <style:style style:name="WW8Num4z0" style:family="text">
      <style:text-properties style:text-position="0% 100%"/>
    </style:style>
    <style:style style:name="WW8Num6z0" style:family="text">
      <style:text-properties style:text-position="0% 100%"/>
    </style:style>
    <style:style style:name="WW8Num7z0" style:family="text">
      <style:text-properties style:text-position="0% 100%"/>
    </style:style>
    <style:style style:name="WW8Num9z0" style:family="text">
      <style:text-properties style:text-position="0% 100%"/>
    </style:style>
    <style:style style:name="WW8Num10z0" style:family="text">
      <style:text-properties style:text-position="0% 100%"/>
    </style:style>
    <style:style style:name="WW8Num11z0" style:family="text">
      <style:text-properties style:text-position="0% 100%"/>
    </style:style>
    <style:style style:name="WW8Num12z0" style:family="text">
      <style:text-properties style:text-position="0%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text-position="0% 100%"/>
    </style:style>
    <style:style style:name="WW8Num16z0" style:family="text">
      <style:text-properties style:text-position="0% 100%"/>
    </style:style>
    <style:style style:name="WW8Num17z0" style:family="text">
      <style:text-properties style:text-position="0% 100%"/>
    </style:style>
    <style:style style:name="WW8Num18z0" style:family="text">
      <style:text-properties style:text-position="0% 100%"/>
    </style:style>
    <style:style style:name="WW8Num19z0" style:family="text">
      <style:text-properties style:text-position="0% 1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278in" fo:margin-left="0.278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278in" fo:text-indent="0.25in" fo:margin-left="0.278in"/>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0.278in" fo:text-indent="0.5in" fo:margin-left="0.278in"/>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0.278in" fo:text-indent="0.75in" fo:margin-left="0.278in"/>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text:list-tab-stop-position="0.278in" fo:text-indent="1in" fo:margin-left="0.278in"/>
        </style:list-level-properties>
      </text:list-level-style-number>
      <text:list-level-style-number text:level="6" text:style-name="WW8Num1z0" style:num-suffix="." style:num-format="i">
        <style:list-level-properties text:list-level-position-and-space-mode="label-alignment">
          <style:list-level-label-alignment text:label-followed-by="listtab" text:list-tab-stop-position="0.278in" fo:text-indent="1.25in" fo:margin-left="0.278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0.278in" fo:text-indent="1.5in" fo:margin-left="0.278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0.278in" fo:text-indent="1.75in" fo:margin-left="0.278in"/>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0.278in" fo:text-indent="2in" fo:margin-left="0.2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252in" fo:margin-left="0.1252in"/>
        </style:list-level-properties>
        <style:text-properties style:font-name="Liberation Serif"/>
      </text:list-level-style-bullet>
      <text:list-level-style-bullet text:level="2" text:style-name="WW8Num3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Liberation Serif"/>
      </text:list-level-style-bullet>
      <text:list-level-style-bullet text:level="3" text:style-name="WW8Num3z0" style:num-suffix="." text:bullet-char="•">
        <style:list-level-properties text:list-level-position-and-space-mode="label-alignment">
          <style:list-level-label-alignment text:label-followed-by="listtab" text:list-tab-stop-position="0.1252in" fo:text-indent="0.5in" fo:margin-left="0.1252in"/>
        </style:list-level-properties>
        <style:text-properties style:font-name="Liberation Serif"/>
      </text:list-level-style-bullet>
      <text:list-level-style-bullet text:level="4" text:style-name="WW8Num3z0" style:num-suffix="." text:bullet-char="•">
        <style:list-level-properties text:list-level-position-and-space-mode="label-alignment">
          <style:list-level-label-alignment text:label-followed-by="listtab" text:list-tab-stop-position="0.1252in" fo:text-indent="0.75in" fo:margin-left="0.1252in"/>
        </style:list-level-properties>
        <style:text-properties style:font-name="Liberation Serif"/>
      </text:list-level-style-bullet>
      <text:list-level-style-bullet text:level="5" text:style-name="WW8Num3z0" style:num-suffix="." text:bullet-char="•">
        <style:list-level-properties text:list-level-position-and-space-mode="label-alignment">
          <style:list-level-label-alignment text:label-followed-by="listtab" text:list-tab-stop-position="0.1252in" fo:text-indent="1in" fo:margin-left="0.1252in"/>
        </style:list-level-properties>
        <style:text-properties style:font-name="Liberation Serif"/>
      </text:list-level-style-bullet>
      <text:list-level-style-bullet text:level="6" text:style-name="WW8Num3z0" style:num-suffix="." text:bullet-char="•">
        <style:list-level-properties text:list-level-position-and-space-mode="label-alignment">
          <style:list-level-label-alignment text:label-followed-by="listtab" text:list-tab-stop-position="0.1252in" fo:text-indent="1.25in" fo:margin-left="0.1252in"/>
        </style:list-level-properties>
        <style:text-properties style:font-name="Liberation Serif"/>
      </text:list-level-style-bullet>
      <text:list-level-style-bullet text:level="7" text:style-name="WW8Num3z0" style:num-suffix="." text:bullet-char="•">
        <style:list-level-properties text:list-level-position-and-space-mode="label-alignment">
          <style:list-level-label-alignment text:label-followed-by="listtab" text:list-tab-stop-position="0.1252in" fo:text-indent="1.5in" fo:margin-left="0.1252in"/>
        </style:list-level-properties>
        <style:text-properties style:font-name="Liberation Serif"/>
      </text:list-level-style-bullet>
      <text:list-level-style-bullet text:level="8" text:style-name="WW8Num3z0" style:num-suffix="." text:bullet-char="•">
        <style:list-level-properties text:list-level-position-and-space-mode="label-alignment">
          <style:list-level-label-alignment text:label-followed-by="listtab" text:list-tab-stop-position="0.1252in" fo:text-indent="1.75in" fo:margin-left="0.1252in"/>
        </style:list-level-properties>
        <style:text-properties style:font-name="Liberation Serif"/>
      </text:list-level-style-bullet>
      <text:list-level-style-bullet text:level="9" text:style-name="WW8Num3z0" style:num-suffix="." text:bullet-char="•">
        <style:list-level-properties text:list-level-position-and-space-mode="label-alignment">
          <style:list-level-label-alignment text:label-followed-by="listtab" text:list-tab-stop-position="0.1252in" fo:text-indent="2in" fo:margin-left="0.1252in"/>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2">
        <style:list-level-properties text:list-level-position-and-space-mode="label-alignment">
          <style:list-level-label-alignment text:label-followed-by="listtab" text:list-tab-stop-position="0.278in" fo:margin-left="0.278in"/>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text:list-tab-stop-position="0.278in" fo:text-indent="0.25in" fo:margin-left="0.278in"/>
        </style:list-level-properties>
      </text:list-level-style-number>
      <text:list-level-style-number text:level="3" text:style-name="WW8Num4z0" style:num-suffix="." style:num-format="i">
        <style:list-level-properties text:list-level-position-and-space-mode="label-alignment">
          <style:list-level-label-alignment text:label-followed-by="listtab" text:list-tab-stop-position="0.278in" fo:text-indent="0.5in" fo:margin-left="0.278in"/>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0.278in" fo:text-indent="0.75in" fo:margin-left="0.278in"/>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0.278in" fo:text-indent="1in" fo:margin-left="0.278in"/>
        </style:list-level-properties>
      </text:list-level-style-number>
      <text:list-level-style-number text:level="6" text:style-name="WW8Num4z0" style:num-suffix="." style:num-format="i">
        <style:list-level-properties text:list-level-position-and-space-mode="label-alignment">
          <style:list-level-label-alignment text:label-followed-by="listtab" text:list-tab-stop-position="0.278in" fo:text-indent="1.25in" fo:margin-left="0.278in"/>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0.278in" fo:text-indent="1.5in" fo:margin-left="0.278in"/>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0.278in" fo:text-indent="1.75in" fo:margin-left="0.278in"/>
        </style:list-level-properties>
      </text:list-level-style-number>
      <text:list-level-style-number text:level="9" text:style-name="WW8Num4z0" style:num-suffix="." style:num-format="i">
        <style:list-level-properties text:list-level-position-and-space-mode="label-alignment">
          <style:list-level-label-alignment text:label-followed-by="listtab" text:list-tab-stop-position="0.278in" fo:text-indent="2in" fo:margin-left="0.2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0" style:num-suffix="." style:num-format="i">
        <style:list-level-properties text:list-level-position-and-space-mode="label-alignment">
          <style:list-level-label-alignment text:label-followed-by="listtab" text:list-tab-stop-position="0.25in" fo:text-indent="0.5in" fo:margin-left="0.25in"/>
        </style:list-level-properties>
      </text:list-level-style-number>
      <text:list-level-style-number text:level="4" text:style-name="WW8Num6z0" style:num-suffix="." style:num-format="1">
        <style:list-level-properties text:list-level-position-and-space-mode="label-alignment">
          <style:list-level-label-alignment text:label-followed-by="listtab" text:list-tab-stop-position="0.25in" fo:text-indent="0.75in" fo:margin-left="0.25in"/>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0.25in" fo:text-indent="1in" fo:margin-left="0.25in"/>
        </style:list-level-properties>
      </text:list-level-style-number>
      <text:list-level-style-number text:level="6" text:style-name="WW8Num6z0" style:num-suffix="." style:num-format="i">
        <style:list-level-properties text:list-level-position-and-space-mode="label-alignment">
          <style:list-level-label-alignment text:label-followed-by="listtab" text:list-tab-stop-position="0.25in" fo:text-indent="1.25in" fo:margin-left="0.25in"/>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0.25in" fo:text-indent="1.5in" fo:margin-left="0.25in"/>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0.25in" fo:text-indent="1.75in" fo:margin-left="0.25in"/>
        </style:list-level-properties>
      </text:list-level-style-number>
      <text:list-level-style-number text:level="9" text:style-name="WW8Num6z0" style:num-suffix="." style:num-format="i">
        <style:list-level-properties text:list-level-position-and-space-mode="label-alignment">
          <style:list-level-label-alignment text:label-followed-by="listtab" text:list-tab-stop-position="0.25in" fo:text-indent="2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text:start-value="3">
        <style:list-level-properties text:list-level-position-and-space-mode="label-alignment">
          <style:list-level-label-alignment text:label-followed-by="listtab" text:list-tab-stop-position="0.278in" fo:margin-left="0.278in"/>
        </style:list-level-properties>
      </text:list-level-style-number>
      <text:list-level-style-number text:level="2" text:style-name="WW8Num7z0" style:num-suffix="." style:num-format="a" style:num-letter-sync="true">
        <style:list-level-properties text:list-level-position-and-space-mode="label-alignment">
          <style:list-level-label-alignment text:label-followed-by="listtab" text:list-tab-stop-position="0.278in" fo:text-indent="0.25in" fo:margin-left="0.278in"/>
        </style:list-level-properties>
      </text:list-level-style-number>
      <text:list-level-style-number text:level="3" text:style-name="WW8Num7z0" style:num-suffix="." style:num-format="i">
        <style:list-level-properties text:list-level-position-and-space-mode="label-alignment">
          <style:list-level-label-alignment text:label-followed-by="listtab" text:list-tab-stop-position="0.278in" fo:text-indent="0.5in" fo:margin-left="0.278in"/>
        </style:list-level-properties>
      </text:list-level-style-number>
      <text:list-level-style-number text:level="4" text:style-name="WW8Num7z0" style:num-suffix="." style:num-format="1">
        <style:list-level-properties text:list-level-position-and-space-mode="label-alignment">
          <style:list-level-label-alignment text:label-followed-by="listtab" text:list-tab-stop-position="0.278in" fo:text-indent="0.75in" fo:margin-left="0.278in"/>
        </style:list-level-properties>
      </text:list-level-style-number>
      <text:list-level-style-number text:level="5" text:style-name="WW8Num7z0" style:num-suffix="." style:num-format="a" style:num-letter-sync="true">
        <style:list-level-properties text:list-level-position-and-space-mode="label-alignment">
          <style:list-level-label-alignment text:label-followed-by="listtab" text:list-tab-stop-position="0.278in" fo:text-indent="1in" fo:margin-left="0.278in"/>
        </style:list-level-properties>
      </text:list-level-style-number>
      <text:list-level-style-number text:level="6" text:style-name="WW8Num7z0" style:num-suffix="." style:num-format="i">
        <style:list-level-properties text:list-level-position-and-space-mode="label-alignment">
          <style:list-level-label-alignment text:label-followed-by="listtab" text:list-tab-stop-position="0.278in" fo:text-indent="1.25in" fo:margin-left="0.278in"/>
        </style:list-level-properties>
      </text:list-level-style-number>
      <text:list-level-style-number text:level="7" text:style-name="WW8Num7z0" style:num-suffix="." style:num-format="1">
        <style:list-level-properties text:list-level-position-and-space-mode="label-alignment">
          <style:list-level-label-alignment text:label-followed-by="listtab" text:list-tab-stop-position="0.278in" fo:text-indent="1.5in" fo:margin-left="0.278in"/>
        </style:list-level-properties>
      </text:list-level-style-number>
      <text:list-level-style-number text:level="8" text:style-name="WW8Num7z0" style:num-suffix="." style:num-format="a" style:num-letter-sync="true">
        <style:list-level-properties text:list-level-position-and-space-mode="label-alignment">
          <style:list-level-label-alignment text:label-followed-by="listtab" text:list-tab-stop-position="0.278in" fo:text-indent="1.75in" fo:margin-left="0.278in"/>
        </style:list-level-properties>
      </text:list-level-style-number>
      <text:list-level-style-number text:level="9" text:style-name="WW8Num7z0" style:num-suffix="." style:num-format="i">
        <style:list-level-properties text:list-level-position-and-space-mode="label-alignment">
          <style:list-level-label-alignment text:label-followed-by="listtab" text:list-tab-stop-position="0.278in" fo:text-indent="2in" fo:margin-left="0.2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9z0" style:num-suffix="." style:num-format="1" text:display-levels="2">
        <style:list-level-properties text:list-level-position-and-space-mode="label-alignment">
          <style:list-level-label-alignment text:label-followed-by="listtab" text:list-tab-stop-position="0.45in" fo:text-indent="0.25in" fo:margin-left="0.45in"/>
        </style:list-level-properties>
      </text:list-level-style-number>
      <text:list-level-style-number text:level="3" text:style-name="WW8Num9z0" style:num-suffix="." style:num-format="1" text:display-levels="3">
        <style:list-level-properties text:list-level-position-and-space-mode="label-alignment">
          <style:list-level-label-alignment text:label-followed-by="listtab" text:list-tab-stop-position="0.6in" fo:text-indent="0.5in" fo:margin-left="0.6in"/>
        </style:list-level-properties>
      </text:list-level-style-number>
      <text:list-level-style-number text:level="4" text:style-name="WW8Num9z0" style:num-suffix="." style:num-format="1" text:display-levels="4">
        <style:list-level-properties text:list-level-position-and-space-mode="label-alignment">
          <style:list-level-label-alignment text:label-followed-by="listtab" text:list-tab-stop-position="0.7299in" fo:text-indent="0.75in" fo:margin-left="0.7299in"/>
        </style:list-level-properties>
      </text:list-level-style-number>
      <text:list-level-style-number text:level="5" text:style-name="WW8Num9z0" style:num-suffix="." style:num-format="1" text:display-levels="5">
        <style:list-level-properties text:list-level-position-and-space-mode="label-alignment">
          <style:list-level-label-alignment text:label-followed-by="listtab" text:list-tab-stop-position="0.8701in" fo:text-indent="1in" fo:margin-left="0.8701in"/>
        </style:list-level-properties>
      </text:list-level-style-number>
      <text:list-level-style-number text:level="6" text:style-name="WW8Num9z0" style:num-suffix="." style:num-format="1" text:display-levels="6">
        <style:list-level-properties text:list-level-position-and-space-mode="label-alignment">
          <style:list-level-label-alignment text:label-followed-by="listtab" text:list-tab-stop-position="1in" fo:text-indent="1.25in" fo:margin-left="1in"/>
        </style:list-level-properties>
      </text:list-level-style-number>
      <text:list-level-style-number text:level="7" text:style-name="WW8Num9z0" style:num-suffix="." style:num-format="1" text:display-levels="7">
        <style:list-level-properties text:list-level-position-and-space-mode="label-alignment">
          <style:list-level-label-alignment text:label-followed-by="listtab" text:list-tab-stop-position="1.15in" fo:text-indent="1.5in" fo:margin-left="1.15in"/>
        </style:list-level-properties>
      </text:list-level-style-number>
      <text:list-level-style-number text:level="8" text:style-name="WW8Num9z0" style:num-suffix="." style:num-format="1" text:display-levels="8">
        <style:list-level-properties text:list-level-position-and-space-mode="label-alignment">
          <style:list-level-label-alignment text:label-followed-by="listtab" text:list-tab-stop-position="1.2799in" fo:text-indent="1.75in" fo:margin-left="1.2799in"/>
        </style:list-level-properties>
      </text:list-level-style-number>
      <text:list-level-style-number text:level="9" text:style-name="WW8Num9z0" style:num-suffix="." style:num-format="1" text:display-levels="9">
        <style:list-level-properties text:list-level-position-and-space-mode="label-alignment">
          <style:list-level-label-alignment text:label-followed-by="listtab" text:list-tab-stop-position="1.4299in" fo:text-indent="2in" fo:margin-left="1.4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0z0" style:num-suffix="." style:num-format="1" text:display-levels="2">
        <style:list-level-properties text:list-level-position-and-space-mode="label-alignment">
          <style:list-level-label-alignment text:label-followed-by="listtab" text:list-tab-stop-position="0.45in" fo:text-indent="0.25in" fo:margin-left="0.45in"/>
        </style:list-level-properties>
      </text:list-level-style-number>
      <text:list-level-style-number text:level="3" text:style-name="WW8Num10z0" style:num-suffix="." style:num-format="1" text:display-levels="3">
        <style:list-level-properties text:list-level-position-and-space-mode="label-alignment">
          <style:list-level-label-alignment text:label-followed-by="listtab" text:list-tab-stop-position="0.6in" fo:text-indent="0.5in" fo:margin-left="0.6in"/>
        </style:list-level-properties>
      </text:list-level-style-number>
      <text:list-level-style-number text:level="4" text:style-name="WW8Num10z0" style:num-suffix="." style:num-format="1" text:display-levels="4">
        <style:list-level-properties text:list-level-position-and-space-mode="label-alignment">
          <style:list-level-label-alignment text:label-followed-by="listtab" text:list-tab-stop-position="0.7299in" fo:text-indent="0.75in" fo:margin-left="0.7299in"/>
        </style:list-level-properties>
      </text:list-level-style-number>
      <text:list-level-style-number text:level="5" text:style-name="WW8Num10z0" style:num-suffix="." style:num-format="1" text:display-levels="5">
        <style:list-level-properties text:list-level-position-and-space-mode="label-alignment">
          <style:list-level-label-alignment text:label-followed-by="listtab" text:list-tab-stop-position="0.8701in" fo:text-indent="1in" fo:margin-left="0.8701in"/>
        </style:list-level-properties>
      </text:list-level-style-number>
      <text:list-level-style-number text:level="6" text:style-name="WW8Num10z0" style:num-suffix="." style:num-format="1" text:display-levels="6">
        <style:list-level-properties text:list-level-position-and-space-mode="label-alignment">
          <style:list-level-label-alignment text:label-followed-by="listtab" text:list-tab-stop-position="1in" fo:text-indent="1.25in" fo:margin-left="1in"/>
        </style:list-level-properties>
      </text:list-level-style-number>
      <text:list-level-style-number text:level="7" text:style-name="WW8Num10z0" style:num-suffix="." style:num-format="1" text:display-levels="7">
        <style:list-level-properties text:list-level-position-and-space-mode="label-alignment">
          <style:list-level-label-alignment text:label-followed-by="listtab" text:list-tab-stop-position="1.15in" fo:text-indent="1.5in" fo:margin-left="1.15in"/>
        </style:list-level-properties>
      </text:list-level-style-number>
      <text:list-level-style-number text:level="8" text:style-name="WW8Num10z0" style:num-suffix="." style:num-format="1" text:display-levels="8">
        <style:list-level-properties text:list-level-position-and-space-mode="label-alignment">
          <style:list-level-label-alignment text:label-followed-by="listtab" text:list-tab-stop-position="1.2799in" fo:text-indent="1.75in" fo:margin-left="1.2799in"/>
        </style:list-level-properties>
      </text:list-level-style-number>
      <text:list-level-style-number text:level="9" text:style-name="WW8Num10z0" style:num-suffix="." style:num-format="1" text:display-levels="9">
        <style:list-level-properties text:list-level-position-and-space-mode="label-alignment">
          <style:list-level-label-alignment text:label-followed-by="listtab" text:list-tab-stop-position="1.4299in" fo:text-indent="2in" fo:margin-left="1.4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1z0" style:num-suffix="." style:num-format="1" text:display-levels="2">
        <style:list-level-properties text:list-level-position-and-space-mode="label-alignment">
          <style:list-level-label-alignment text:label-followed-by="listtab" text:list-tab-stop-position="0.45in" fo:text-indent="0.25in" fo:margin-left="0.45in"/>
        </style:list-level-properties>
      </text:list-level-style-number>
      <text:list-level-style-number text:level="3" text:style-name="WW8Num11z0" style:num-suffix="." style:num-format="1" text:display-levels="3">
        <style:list-level-properties text:list-level-position-and-space-mode="label-alignment">
          <style:list-level-label-alignment text:label-followed-by="listtab" text:list-tab-stop-position="0.6in" fo:text-indent="0.5in" fo:margin-left="0.6in"/>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text:list-tab-stop-position="0.7299in" fo:text-indent="0.75in" fo:margin-left="0.7299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text:list-tab-stop-position="0.8701in" fo:text-indent="1in" fo:margin-left="0.8701in"/>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text:list-tab-stop-position="1in" fo:text-indent="1.25in" fo:margin-left="1in"/>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text:list-tab-stop-position="1.15in" fo:text-indent="1.5in" fo:margin-left="1.15in"/>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text:list-tab-stop-position="1.2799in" fo:text-indent="1.75in" fo:margin-left="1.2799in"/>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text:list-tab-stop-position="1.4299in" fo:text-indent="2in" fo:margin-left="1.4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2z0" style:num-suffix="." style:num-format="1" text:display-levels="2">
        <style:list-level-properties text:list-level-position-and-space-mode="label-alignment">
          <style:list-level-label-alignment text:label-followed-by="listtab" text:list-tab-stop-position="0.45in" fo:text-indent="0.25in" fo:margin-left="0.45in"/>
        </style:list-level-properties>
      </text:list-level-style-number>
      <text:list-level-style-number text:level="3" text:style-name="WW8Num12z0" style:num-suffix="." style:num-format="1" text:display-levels="3">
        <style:list-level-properties text:list-level-position-and-space-mode="label-alignment">
          <style:list-level-label-alignment text:label-followed-by="listtab" text:list-tab-stop-position="0.6in" fo:text-indent="0.5in" fo:margin-left="0.6in"/>
        </style:list-level-properties>
      </text:list-level-style-number>
      <text:list-level-style-number text:level="4" text:style-name="WW8Num12z0" style:num-suffix="." style:num-format="1" text:display-levels="4">
        <style:list-level-properties text:list-level-position-and-space-mode="label-alignment">
          <style:list-level-label-alignment text:label-followed-by="listtab" text:list-tab-stop-position="0.7299in" fo:text-indent="0.75in" fo:margin-left="0.7299in"/>
        </style:list-level-properties>
      </text:list-level-style-number>
      <text:list-level-style-number text:level="5" text:style-name="WW8Num12z0" style:num-suffix="." style:num-format="1" text:display-levels="5">
        <style:list-level-properties text:list-level-position-and-space-mode="label-alignment">
          <style:list-level-label-alignment text:label-followed-by="listtab" text:list-tab-stop-position="0.8701in" fo:text-indent="1in" fo:margin-left="0.8701in"/>
        </style:list-level-properties>
      </text:list-level-style-number>
      <text:list-level-style-number text:level="6" text:style-name="WW8Num12z0" style:num-suffix="." style:num-format="1" text:display-levels="6">
        <style:list-level-properties text:list-level-position-and-space-mode="label-alignment">
          <style:list-level-label-alignment text:label-followed-by="listtab" text:list-tab-stop-position="1in" fo:text-indent="1.25in" fo:margin-left="1in"/>
        </style:list-level-properties>
      </text:list-level-style-number>
      <text:list-level-style-number text:level="7" text:style-name="WW8Num12z0" style:num-suffix="." style:num-format="1" text:display-levels="7">
        <style:list-level-properties text:list-level-position-and-space-mode="label-alignment">
          <style:list-level-label-alignment text:label-followed-by="listtab" text:list-tab-stop-position="1.15in" fo:text-indent="1.5in" fo:margin-left="1.15in"/>
        </style:list-level-properties>
      </text:list-level-style-number>
      <text:list-level-style-number text:level="8" text:style-name="WW8Num12z0" style:num-suffix="." style:num-format="1" text:display-levels="8">
        <style:list-level-properties text:list-level-position-and-space-mode="label-alignment">
          <style:list-level-label-alignment text:label-followed-by="listtab" text:list-tab-stop-position="1.2799in" fo:text-indent="1.75in" fo:margin-left="1.2799in"/>
        </style:list-level-properties>
      </text:list-level-style-number>
      <text:list-level-style-number text:level="9" text:style-name="WW8Num12z0" style:num-suffix="." style:num-format="1" text:display-levels="9">
        <style:list-level-properties text:list-level-position-and-space-mode="label-alignment">
          <style:list-level-label-alignment text:label-followed-by="listtab" text:list-tab-stop-position="1.4299in" fo:text-indent="2in" fo:margin-left="1.4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3z0" style:num-suffix="." style:num-format="1" text:display-levels="2">
        <style:list-level-properties text:list-level-position-and-space-mode="label-alignment">
          <style:list-level-label-alignment text:label-followed-by="listtab" text:list-tab-stop-position="0.45in" fo:text-indent="0.25in" fo:margin-left="0.45in"/>
        </style:list-level-properties>
      </text:list-level-style-number>
      <text:list-level-style-number text:level="3" text:style-name="WW8Num13z0" style:num-suffix="." style:num-format="1" text:display-levels="3">
        <style:list-level-properties text:list-level-position-and-space-mode="label-alignment">
          <style:list-level-label-alignment text:label-followed-by="listtab" text:list-tab-stop-position="0.6in" fo:text-indent="0.5in" fo:margin-left="0.6in"/>
        </style:list-level-properties>
      </text:list-level-style-number>
      <text:list-level-style-number text:level="4" text:style-name="WW8Num13z0" style:num-suffix="." style:num-format="1" text:display-levels="4">
        <style:list-level-properties text:list-level-position-and-space-mode="label-alignment">
          <style:list-level-label-alignment text:label-followed-by="listtab" text:list-tab-stop-position="0.7299in" fo:text-indent="0.75in" fo:margin-left="0.7299in"/>
        </style:list-level-properties>
      </text:list-level-style-number>
      <text:list-level-style-number text:level="5" text:style-name="WW8Num13z0" style:num-suffix="." style:num-format="1" text:display-levels="5">
        <style:list-level-properties text:list-level-position-and-space-mode="label-alignment">
          <style:list-level-label-alignment text:label-followed-by="listtab" text:list-tab-stop-position="0.8701in" fo:text-indent="1in" fo:margin-left="0.8701in"/>
        </style:list-level-properties>
      </text:list-level-style-number>
      <text:list-level-style-number text:level="6" text:style-name="WW8Num13z0" style:num-suffix="." style:num-format="1" text:display-levels="6">
        <style:list-level-properties text:list-level-position-and-space-mode="label-alignment">
          <style:list-level-label-alignment text:label-followed-by="listtab" text:list-tab-stop-position="1in" fo:text-indent="1.25in" fo:margin-left="1in"/>
        </style:list-level-properties>
      </text:list-level-style-number>
      <text:list-level-style-number text:level="7" text:style-name="WW8Num13z0" style:num-suffix="." style:num-format="1" text:display-levels="7">
        <style:list-level-properties text:list-level-position-and-space-mode="label-alignment">
          <style:list-level-label-alignment text:label-followed-by="listtab" text:list-tab-stop-position="1.15in" fo:text-indent="1.5in" fo:margin-left="1.15in"/>
        </style:list-level-properties>
      </text:list-level-style-number>
      <text:list-level-style-number text:level="8" text:style-name="WW8Num13z0" style:num-suffix="." style:num-format="1" text:display-levels="8">
        <style:list-level-properties text:list-level-position-and-space-mode="label-alignment">
          <style:list-level-label-alignment text:label-followed-by="listtab" text:list-tab-stop-position="1.2799in" fo:text-indent="1.75in" fo:margin-left="1.2799in"/>
        </style:list-level-properties>
      </text:list-level-style-number>
      <text:list-level-style-number text:level="9" text:style-name="WW8Num13z0" style:num-suffix="." style:num-format="1" text:display-levels="9">
        <style:list-level-properties text:list-level-position-and-space-mode="label-alignment">
          <style:list-level-label-alignment text:label-followed-by="listtab" text:list-tab-stop-position="1.4299in" fo:text-indent="2in" fo:margin-left="1.4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0" style:num-suffix="." style:num-format="1" text:display-levels="2">
        <style:list-level-properties text:list-level-position-and-space-mode="label-alignment">
          <style:list-level-label-alignment text:label-followed-by="listtab" text:list-tab-stop-position="0.45in" fo:text-indent="0.25in" fo:margin-left="0.45in"/>
        </style:list-level-properties>
      </text:list-level-style-number>
      <text:list-level-style-number text:level="3" text:style-name="WW8Num14z0" style:num-suffix="." style:num-format="1" text:display-levels="3">
        <style:list-level-properties text:list-level-position-and-space-mode="label-alignment">
          <style:list-level-label-alignment text:label-followed-by="listtab" text:list-tab-stop-position="0.6in" fo:text-indent="0.5in" fo:margin-left="0.6in"/>
        </style:list-level-properties>
      </text:list-level-style-number>
      <text:list-level-style-number text:level="4" text:style-name="WW8Num14z0" style:num-suffix="." style:num-format="1" text:display-levels="4">
        <style:list-level-properties text:list-level-position-and-space-mode="label-alignment">
          <style:list-level-label-alignment text:label-followed-by="listtab" text:list-tab-stop-position="0.7299in" fo:text-indent="0.75in" fo:margin-left="0.7299in"/>
        </style:list-level-properties>
      </text:list-level-style-number>
      <text:list-level-style-number text:level="5" text:style-name="WW8Num14z0" style:num-suffix="." style:num-format="1" text:display-levels="5">
        <style:list-level-properties text:list-level-position-and-space-mode="label-alignment">
          <style:list-level-label-alignment text:label-followed-by="listtab" text:list-tab-stop-position="0.8701in" fo:text-indent="1in" fo:margin-left="0.8701in"/>
        </style:list-level-properties>
      </text:list-level-style-number>
      <text:list-level-style-number text:level="6" text:style-name="WW8Num14z0" style:num-suffix="." style:num-format="1" text:display-levels="6">
        <style:list-level-properties text:list-level-position-and-space-mode="label-alignment">
          <style:list-level-label-alignment text:label-followed-by="listtab" text:list-tab-stop-position="1in" fo:text-indent="1.25in" fo:margin-left="1in"/>
        </style:list-level-properties>
      </text:list-level-style-number>
      <text:list-level-style-number text:level="7" text:style-name="WW8Num14z0" style:num-suffix="." style:num-format="1" text:display-levels="7">
        <style:list-level-properties text:list-level-position-and-space-mode="label-alignment">
          <style:list-level-label-alignment text:label-followed-by="listtab" text:list-tab-stop-position="1.15in" fo:text-indent="1.5in" fo:margin-left="1.15in"/>
        </style:list-level-properties>
      </text:list-level-style-number>
      <text:list-level-style-number text:level="8" text:style-name="WW8Num14z0" style:num-suffix="." style:num-format="1" text:display-levels="8">
        <style:list-level-properties text:list-level-position-and-space-mode="label-alignment">
          <style:list-level-label-alignment text:label-followed-by="listtab" text:list-tab-stop-position="1.2799in" fo:text-indent="1.75in" fo:margin-left="1.2799in"/>
        </style:list-level-properties>
      </text:list-level-style-number>
      <text:list-level-style-number text:level="9" text:style-name="WW8Num14z0" style:num-suffix="." style:num-format="1" text:display-levels="9">
        <style:list-level-properties text:list-level-position-and-space-mode="label-alignment">
          <style:list-level-label-alignment text:label-followed-by="listtab" text:list-tab-stop-position="1.4299in" fo:text-indent="2in" fo:margin-left="1.4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5z0" style:num-suffix="." style:num-format="1" text:display-levels="2">
        <style:list-level-properties text:list-level-position-and-space-mode="label-alignment">
          <style:list-level-label-alignment text:label-followed-by="listtab" text:list-tab-stop-position="0.45in" fo:text-indent="0.25in" fo:margin-left="0.45in"/>
        </style:list-level-properties>
      </text:list-level-style-number>
      <text:list-level-style-number text:level="3" text:style-name="WW8Num15z0" style:num-suffix="." style:num-format="1" text:display-levels="3">
        <style:list-level-properties text:list-level-position-and-space-mode="label-alignment">
          <style:list-level-label-alignment text:label-followed-by="listtab" text:list-tab-stop-position="0.6in" fo:text-indent="0.5in" fo:margin-left="0.6in"/>
        </style:list-level-properties>
      </text:list-level-style-number>
      <text:list-level-style-number text:level="4" text:style-name="WW8Num15z0" style:num-suffix="." style:num-format="1" text:display-levels="4">
        <style:list-level-properties text:list-level-position-and-space-mode="label-alignment">
          <style:list-level-label-alignment text:label-followed-by="listtab" text:list-tab-stop-position="0.7299in" fo:text-indent="0.75in" fo:margin-left="0.7299in"/>
        </style:list-level-properties>
      </text:list-level-style-number>
      <text:list-level-style-number text:level="5" text:style-name="WW8Num15z0" style:num-suffix="." style:num-format="1" text:display-levels="5">
        <style:list-level-properties text:list-level-position-and-space-mode="label-alignment">
          <style:list-level-label-alignment text:label-followed-by="listtab" text:list-tab-stop-position="0.8701in" fo:text-indent="1in" fo:margin-left="0.8701in"/>
        </style:list-level-properties>
      </text:list-level-style-number>
      <text:list-level-style-number text:level="6" text:style-name="WW8Num15z0" style:num-suffix="." style:num-format="1" text:display-levels="6">
        <style:list-level-properties text:list-level-position-and-space-mode="label-alignment">
          <style:list-level-label-alignment text:label-followed-by="listtab" text:list-tab-stop-position="1in" fo:text-indent="1.25in" fo:margin-left="1in"/>
        </style:list-level-properties>
      </text:list-level-style-number>
      <text:list-level-style-number text:level="7" text:style-name="WW8Num15z0" style:num-suffix="." style:num-format="1" text:display-levels="7">
        <style:list-level-properties text:list-level-position-and-space-mode="label-alignment">
          <style:list-level-label-alignment text:label-followed-by="listtab" text:list-tab-stop-position="1.15in" fo:text-indent="1.5in" fo:margin-left="1.15in"/>
        </style:list-level-properties>
      </text:list-level-style-number>
      <text:list-level-style-number text:level="8" text:style-name="WW8Num15z0" style:num-suffix="." style:num-format="1" text:display-levels="8">
        <style:list-level-properties text:list-level-position-and-space-mode="label-alignment">
          <style:list-level-label-alignment text:label-followed-by="listtab" text:list-tab-stop-position="1.2799in" fo:text-indent="1.75in" fo:margin-left="1.2799in"/>
        </style:list-level-properties>
      </text:list-level-style-number>
      <text:list-level-style-number text:level="9" text:style-name="WW8Num15z0" style:num-suffix="." style:num-format="1" text:display-levels="9">
        <style:list-level-properties text:list-level-position-and-space-mode="label-alignment">
          <style:list-level-label-alignment text:label-followed-by="listtab" text:list-tab-stop-position="1.4299in" fo:text-indent="2in" fo:margin-left="1.4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1807in" fo:margin-left="0.1807in"/>
        </style:list-level-properties>
      </text:list-level-style-number>
      <text:list-level-style-number text:level="2" text:style-name="WW8Num16z0" style:num-suffix="." style:num-format="a" style:num-letter-sync="true">
        <style:list-level-properties text:list-level-position-and-space-mode="label-alignment">
          <style:list-level-label-alignment text:label-followed-by="listtab" text:list-tab-stop-position="0.1807in" fo:text-indent="0.25in" fo:margin-left="0.1807in"/>
        </style:list-level-properties>
      </text:list-level-style-number>
      <text:list-level-style-number text:level="3" text:style-name="WW8Num16z0" style:num-suffix="." style:num-format="i">
        <style:list-level-properties text:list-level-position-and-space-mode="label-alignment">
          <style:list-level-label-alignment text:label-followed-by="listtab" text:list-tab-stop-position="0.1807in" fo:text-indent="0.5in" fo:margin-left="0.1807in"/>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1807in" fo:text-indent="0.75in" fo:margin-left="0.1807in"/>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text:list-tab-stop-position="0.1807in" fo:text-indent="1in" fo:margin-left="0.1807in"/>
        </style:list-level-properties>
      </text:list-level-style-number>
      <text:list-level-style-number text:level="6" text:style-name="WW8Num16z0" style:num-suffix="." style:num-format="i">
        <style:list-level-properties text:list-level-position-and-space-mode="label-alignment">
          <style:list-level-label-alignment text:label-followed-by="listtab" text:list-tab-stop-position="0.1807in" fo:text-indent="1.25in" fo:margin-left="0.1807in"/>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1807in" fo:text-indent="1.5in" fo:margin-left="0.1807in"/>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text:list-tab-stop-position="0.1807in" fo:text-indent="1.75in" fo:margin-left="0.1807in"/>
        </style:list-level-properties>
      </text:list-level-style-number>
      <text:list-level-style-number text:level="9" text:style-name="WW8Num16z0" style:num-suffix="." style:num-format="i">
        <style:list-level-properties text:list-level-position-and-space-mode="label-alignment">
          <style:list-level-label-alignment text:label-followed-by="listtab" text:list-tab-stop-position="0.1807in" fo:text-indent="2in" fo:margin-left="0.180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7z0" style:num-suffix="." style:num-format="1" text:display-levels="2">
        <style:list-level-properties text:list-level-position-and-space-mode="label-alignment">
          <style:list-level-label-alignment text:label-followed-by="listtab" text:list-tab-stop-position="0.45in" fo:text-indent="0.25in" fo:margin-left="0.45in"/>
        </style:list-level-properties>
      </text:list-level-style-number>
      <text:list-level-style-number text:level="3" text:style-name="WW8Num17z0" style:num-suffix="." style:num-format="1" text:display-levels="3">
        <style:list-level-properties text:list-level-position-and-space-mode="label-alignment">
          <style:list-level-label-alignment text:label-followed-by="listtab" text:list-tab-stop-position="0.6in" fo:text-indent="0.5in" fo:margin-left="0.6in"/>
        </style:list-level-properties>
      </text:list-level-style-number>
      <text:list-level-style-number text:level="4" text:style-name="WW8Num17z0" style:num-suffix="." style:num-format="1" text:display-levels="4">
        <style:list-level-properties text:list-level-position-and-space-mode="label-alignment">
          <style:list-level-label-alignment text:label-followed-by="listtab" text:list-tab-stop-position="0.7299in" fo:text-indent="0.75in" fo:margin-left="0.7299in"/>
        </style:list-level-properties>
      </text:list-level-style-number>
      <text:list-level-style-number text:level="5" text:style-name="WW8Num17z0" style:num-suffix="." style:num-format="1" text:display-levels="5">
        <style:list-level-properties text:list-level-position-and-space-mode="label-alignment">
          <style:list-level-label-alignment text:label-followed-by="listtab" text:list-tab-stop-position="0.8701in" fo:text-indent="1in" fo:margin-left="0.8701in"/>
        </style:list-level-properties>
      </text:list-level-style-number>
      <text:list-level-style-number text:level="6" text:style-name="WW8Num17z0" style:num-suffix="." style:num-format="1" text:display-levels="6">
        <style:list-level-properties text:list-level-position-and-space-mode="label-alignment">
          <style:list-level-label-alignment text:label-followed-by="listtab" text:list-tab-stop-position="1in" fo:text-indent="1.25in" fo:margin-left="1in"/>
        </style:list-level-properties>
      </text:list-level-style-number>
      <text:list-level-style-number text:level="7" text:style-name="WW8Num17z0" style:num-suffix="." style:num-format="1" text:display-levels="7">
        <style:list-level-properties text:list-level-position-and-space-mode="label-alignment">
          <style:list-level-label-alignment text:label-followed-by="listtab" text:list-tab-stop-position="1.15in" fo:text-indent="1.5in" fo:margin-left="1.15in"/>
        </style:list-level-properties>
      </text:list-level-style-number>
      <text:list-level-style-number text:level="8" text:style-name="WW8Num17z0" style:num-suffix="." style:num-format="1" text:display-levels="8">
        <style:list-level-properties text:list-level-position-and-space-mode="label-alignment">
          <style:list-level-label-alignment text:label-followed-by="listtab" text:list-tab-stop-position="1.2799in" fo:text-indent="1.75in" fo:margin-left="1.2799in"/>
        </style:list-level-properties>
      </text:list-level-style-number>
      <text:list-level-style-number text:level="9" text:style-name="WW8Num17z0" style:num-suffix="." style:num-format="1" text:display-levels="9">
        <style:list-level-properties text:list-level-position-and-space-mode="label-alignment">
          <style:list-level-label-alignment text:label-followed-by="listtab" text:list-tab-stop-position="1.4299in" fo:text-indent="2in" fo:margin-left="1.4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text:list-tab-stop-position="0.45in" fo:text-indent="0.25in" fo:margin-left="0.45in"/>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text:list-tab-stop-position="0.6in" fo:text-indent="0.5in" fo:margin-left="0.6in"/>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text:list-tab-stop-position="0.7299in" fo:text-indent="0.75in" fo:margin-left="0.7299in"/>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text:list-tab-stop-position="0.8701in" fo:text-indent="1in" fo:margin-left="0.8701in"/>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1in" fo:text-indent="1.25in" fo:margin-left="1in"/>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1.15in" fo:text-indent="1.5in" fo:margin-left="1.15in"/>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1.2799in" fo:text-indent="1.75in" fo:margin-left="1.2799in"/>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1.4299in" fo:text-indent="2in" fo:margin-left="1.4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19z0" style:num-suffix="." style:num-format="i">
        <style:list-level-properties text:list-level-position-and-space-mode="label-alignment">
          <style:list-level-label-alignment text:label-followed-by="listtab" text:list-tab-stop-position="0.25in" fo:text-indent="0.5in" fo:margin-left="0.25in"/>
        </style:list-level-properties>
      </text:list-level-style-number>
      <text:list-level-style-number text:level="4" text:style-name="WW8Num19z0" style:num-suffix="." style:num-format="1">
        <style:list-level-properties text:list-level-position-and-space-mode="label-alignment">
          <style:list-level-label-alignment text:label-followed-by="listtab" text:list-tab-stop-position="0.25in" fo:text-indent="0.75in" fo:margin-left="0.25in"/>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text:list-tab-stop-position="0.25in" fo:text-indent="1in" fo:margin-left="0.25in"/>
        </style:list-level-properties>
      </text:list-level-style-number>
      <text:list-level-style-number text:level="6" text:style-name="WW8Num19z0" style:num-suffix="." style:num-format="i">
        <style:list-level-properties text:list-level-position-and-space-mode="label-alignment">
          <style:list-level-label-alignment text:label-followed-by="listtab" text:list-tab-stop-position="0.25in" fo:text-indent="1.25in" fo:margin-left="0.25in"/>
        </style:list-level-properties>
      </text:list-level-style-number>
      <text:list-level-style-number text:level="7" text:style-name="WW8Num19z0" style:num-suffix="." style:num-format="1">
        <style:list-level-properties text:list-level-position-and-space-mode="label-alignment">
          <style:list-level-label-alignment text:label-followed-by="listtab" text:list-tab-stop-position="0.25in" fo:text-indent="1.5in" fo:margin-left="0.25in"/>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text:list-tab-stop-position="0.25in" fo:text-indent="1.75in" fo:margin-left="0.25in"/>
        </style:list-level-properties>
      </text:list-level-style-number>
      <text:list-level-style-number text:level="9" text:style-name="WW8Num19z0" style:num-suffix="." style:num-format="i">
        <style:list-level-properties text:list-level-position-and-space-mode="label-alignment">
          <style:list-level-label-alignment text:label-followed-by="listtab" text:list-tab-stop-position="0.25in" fo:text-indent="2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pencer Peterson</meta:initial-creator>
    <dc:creator>Daniel Buhrman</dc:creator>
    <meta:editing-cycles>10</meta:editing-cycles>
    <meta:creation-date>2009-11-16T04:20:00</meta:creation-date>
    <dc:date>2011-07-05T04:38:28</dc:date>
    <meta:editing-duration>PT2H5M44S</meta:editing-duration>
    <meta:generator>LibreOffice/3.3$Unix LibreOffice_project/330m19$Build-202</meta:generator>
    <meta:document-statistic meta:table-count="1" meta:image-count="0" meta:object-count="0" meta:page-count="13" meta:paragraph-count="323" meta:word-count="2945" meta:character-count="1796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